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5cm" fo:padding-bottom="0.254cm" fo:wrap-option="no-wrap" loext:decorative="false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.946cm" fo:min-width="1.506cm" fo:padding-bottom="0.254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978cm" fo:min-width="2.236cm" fo:padding-bottom="0.254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14cm" fo:min-width="1.474cm" fo:padding-bottom="0.254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4cm" fo:min-width="2.236cm" fo:padding-bottom="0.254cm" fo:wrap-option="no-wrap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" style:family="graphic" style:parent-style-name="objectwithoutfill">
      <style:graphic-properties draw:marker-start="Arrow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bottom" draw:auto-grow-height="false" fo:min-height="11.328cm" fo:min-width="2.236cm" fo:padding-bottom="0.254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228cm" fo:padding-bottom="0.254cm" fo:wrap-option="no-wrap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22cm" fo:min-width="2.236cm" fo:padding-bottom="0.254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68cm" fo:min-width="2.236cm" fo:padding-bottom="0.254cm" fo:wrap-option="no-wrap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start=""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fo:padding-bottom="0.254cm" fo:wrap-option="no-wrap" loext:decorative="false"/>
    </style:style>
    <style:style style:name="gr15" style:family="graphic" style:parent-style-name="objectwithoutfill">
      <style:graphic-properties draw:marker-end="Arrow" draw:fill="none" draw:textarea-vertical-align="middle" fo:padding-bottom="0.254cm" fo:wrap-option="no-wrap" loext:decorative="false"/>
    </style:style>
    <style:style style:name="gr16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</style:style>
    <style:style style:name="gr17" style:family="graphic" style:parent-style-name="objectwithoutfill">
      <style:graphic-properties draw:marker-start="Arrow"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8" style:family="graphic" style:parent-style-name="objectwithoutfill">
      <style:graphic-properties draw:marker-start="Arrow" draw:marker-end="" draw:marker-end-width="0.3cm" draw:fill="none" draw:textarea-horizontal-align="right" draw:textarea-vertical-align="middle" fo:padding-bottom="0.254cm" fo:wrap-option="no-wrap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6cm" fo:min-width="1.982cm" fo:padding-bottom="0.254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marker-start="Arrow" draw:textarea-vertical-align="middle" fo:padding-bottom="0.254cm" fo:wrap-option="no-wrap" loext:decorative="false"/>
    </style:style>
    <style:style style:name="gr21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6cm" fo:min-width="2.49cm" fo:padding-bottom="0.254cm" fo:wrap-option="no-wrap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start="Arrow" draw:fill="none" draw:textarea-horizontal-align="right" draw:textarea-vertical-align="middle" fo:padding-bottom="0.254cm" fo:wrap-option="no-wrap" loext:decorative="false"/>
      <style:paragraph-properties style:writing-mode="lr-tb"/>
    </style:style>
    <style:style style:name="gr24" style:family="graphic" style:parent-style-name="objectwithoutfill">
      <style:graphic-properties draw:marker-start="Arrow" draw:fill="none" draw:textarea-vertical-align="middle" fo:padding-bottom="0.254cm" fo:wrap-option="no-wrap" loext:decorative="false"/>
      <style:paragraph-properties style:writing-mode="lr-tb"/>
    </style:style>
    <style:style style:name="gr25" style:family="graphic" style:parent-style-name="objectwithoutfill">
      <style:graphic-properties draw:marker-end="Arrow" draw:fill="none" draw:textarea-vertical-align="middle" fo:padding-bottom="0.254cm" fo:wrap-option="no-wrap" loext:decorative="false"/>
      <style:paragraph-properties style:writing-mode="lr-tb"/>
    </style:style>
    <style:style style:name="gr26" style:family="graphic" style:parent-style-name="objectwithoutfill">
      <style:graphic-properties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7" style:family="graphic" style:parent-style-name="objectwithoutfill">
      <style:graphic-properties draw:marker-end="Arrow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8" style:family="graphic" style:parent-style-name="standard">
      <style:graphic-properties draw:textarea-vertical-align="middle" fo:padding-bottom="0.254cm" fo:wrap-option="no-wrap" loext:decorative="false"/>
    </style:style>
    <style:style style:name="gr29" style:family="graphic" style:parent-style-name="objectwithoutfill">
      <style:graphic-properties draw:marker-start="Arrow" draw:marker-end="Arrow" draw:fill="none" draw:textarea-vertical-align="middle" fo:padding-bottom="0.254cm" fo:wrap-option="no-wrap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406cm" fo:padding-bottom="0.254cm" fo:wrap-option="no-wrap" loext:decorative="false"/>
      <style:paragraph-properties style:writing-mode="lr-tb"/>
    </style:style>
    <style:style style:name="gr31" style:family="graphic" style:parent-style-name="standard">
      <style:graphic-properties draw:marker-start="" draw:marker-end="Circle" draw:textarea-vertical-align="middle" fo:padding-bottom="0.254cm" fo:wrap-option="no-wrap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19cm" fo:padding-bottom="0.254cm" fo:wrap-option="no-wrap" loext:decorative="false"/>
      <style:paragraph-properties style:writing-mode="lr-tb"/>
    </style:style>
    <style:style style:name="gr34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</style:style>
    <style:style style:name="gr35" style:family="graphic" style:parent-style-name="objectwithoutfill">
      <style:graphic-properties draw:marker-start="" draw:marker-end="Arrow" draw:fill="none" draw:textarea-vertical-align="middle" fo:padding-bottom="0.254cm" fo:wrap-option="no-wrap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955cm" fo:padding-bottom="0.254cm" fo:wrap-option="no-wrap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4.216cm" fo:min-width="1.236cm" fo:padding-bottom="0.254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draw:marker-start="" draw:marker-start-width="0.3cm" draw:marker-end="Arrow" draw:marker-end-width="0.3cm" draw:textarea-horizontal-align="left" draw:textarea-vertical-align="middle" fo:padding-bottom="0.254cm" fo:wrap-option="no-wrap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0.631cm" fo:padding-bottom="0.254cm" fo:wrap-option="no-wrap" loext:decorative="false"/>
      <style:paragraph-properties style:writing-mode="lr-tb"/>
    </style:style>
    <style:style style:name="gr40" style:family="graphic" style:parent-style-name="objectwithoutfill">
      <style:graphic-properties draw:marker-end="Arrowheads_20_12" draw:fill="none" draw:textarea-horizontal-align="right" draw:textarea-vertical-align="justify" draw:auto-grow-height="false" draw:auto-grow-width="true" fo:padding-bottom="0.254cm" fo:wrap-option="no-wrap" loext:decorative="false"/>
    </style:style>
    <style:style style:name="gr41" style:family="graphic" style:parent-style-name="objectwithoutfill">
      <style:graphic-properties draw:marker-end="Arrow" draw:marker-end-width="0.3cm" draw:fill="none" draw:textarea-horizontal-align="center" draw:textarea-vertical-align="middle" draw:auto-grow-height="true" draw:auto-grow-width="false" fo:padding-bottom="0.254cm" fo:wrap-option="no-wrap" loext:decorative="false"/>
      <style:paragraph-properties style:writing-mode="lr-tb"/>
    </style:style>
    <style:style style:name="gr42" style:family="graphic" style:parent-style-name="standard">
      <style:graphic-properties draw:marker-start="" draw:marker-end="" draw:textarea-vertical-align="middle" fo:padding-bottom="0.254cm" fo:wrap-option="no-wrap" loext:decorative="false"/>
      <style:paragraph-properties style:writing-mode="lr-tb"/>
    </style:style>
    <style:style style:name="gr43" style:family="graphic" style:parent-style-name="standard">
      <style:graphic-properties draw:marker-start="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3.232cm" fo:min-width="1.22cm" fo:padding-bottom="0.254cm" fo:wrap-option="no-wrap" style:writing-mode="lr-tb" loext:decorative="false"/>
      <style:paragraph-properties style:writing-mode="lr-tb"/>
    </style:style>
    <style:style style:name="gr45" style:family="graphic" style:parent-style-name="objectwithoutfill">
      <style:graphic-properties draw:marker-start="" draw:marker-end="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46" style:family="graphic" style:parent-style-name="objectwithoutfill">
      <style:graphic-properties draw:marker-start="" draw:marker-end="Arrow" draw:fill="none" draw:textarea-vertical-align="justify" draw:auto-grow-height="false" draw:auto-grow-width="true" fo:padding-bottom="0.254cm" fo:wrap-option="no-wrap" loext:decorative="false"/>
    </style:style>
    <style:style style:name="gr47" style:family="graphic" style:parent-style-name="objectwithoutfill">
      <style:graphic-properties draw:marker-start="" draw:marker-end="Arrowheads_20_12" draw:marker-end-width="0.3cm" draw:fill="none" draw:textarea-vertical-align="middle" fo:padding-bottom="0.254cm" fo:wrap-option="no-wrap" loext:decorative="false"/>
    </style:style>
    <style:style style:name="gr48" style:family="graphic" style:parent-style-name="standard">
      <style:graphic-properties draw:marker-end="Arrowheads_20_10" draw:textarea-vertical-align="middle" loext:decorative="false"/>
    </style:style>
    <style:style style:name="gr49" style:family="graphic" style:parent-style-name="objectwithoutfill">
      <style:graphic-properties draw:marker-start="Arrowheads_20_10" draw:marker-end="" draw:fill="none" draw:textarea-horizontal-align="right" draw:textarea-vertical-align="middle" fo:padding-bottom="0.254cm" fo:wrap-option="no-wrap" loext:decorative="false"/>
      <style:paragraph-properties style:writing-mode="lr-tb"/>
    </style:style>
    <style:style style:name="gr50" style:family="graphic" style:parent-style-name="objectwithoutfill">
      <style:graphic-properties draw:marker-start="" draw:marker-end="Arrowheads_20_10" draw:marker-end-width="0.3cm" draw:fill="none" draw:textarea-vertical-align="middle" fo:padding-bottom="0.254cm" fo:wrap-option="no-wrap" loext:decorative="false"/>
    </style:style>
    <style:style style:name="gr51" style:family="graphic" style:parent-style-name="objectwithoutfill">
      <style:graphic-properties draw:fill="none" draw:textarea-vertical-align="middle" loext:decorative="false"/>
    </style:style>
    <style:style style:name="gr52" style:family="graphic" style:parent-style-name="standard">
      <style:graphic-properties draw:marker-start="Arrowheads_20_10" draw:marker-end="" draw:textarea-vertical-align="middle" fo:padding-bottom="0.254cm" fo:wrap-option="no-wrap" loext:decorative="false"/>
      <style:paragraph-properties style:writing-mode="lr-tb"/>
    </style:style>
    <style:style style:name="gr53" style:family="graphic" style:parent-style-name="objectwithoutfill">
      <style:graphic-properties draw:marker-end="Arrowheads_20_10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54" style:family="graphic" style:parent-style-name="objectwithoutfill">
      <style:graphic-properties draw:marker-end="Arrowheads_20_10" draw:fill="none" draw:textarea-vertical-align="middle" loext:decorative="false"/>
      <style:paragraph-properties style:writing-mode="lr-tb"/>
    </style:style>
    <style:style style:name="gr55" style:family="graphic" style:parent-style-name="standard">
      <style:graphic-properties draw:marker-start="Circle" draw:marker-start-width="0.3cm" draw:marker-end="Arrowheads_20_13" draw:marker-end-width="0.3cm" draw:textarea-vertical-align="middle" fo:padding-bottom="0.254cm" fo:wrap-option="no-wrap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14.122cm" fo:min-width="4.014cm" fo:padding-bottom="0.254cm" fo:wrap-option="no-wrap" loext:decorative="false"/>
    </style:style>
    <style:style style:name="gr57" style:family="graphic" style:parent-style-name="standard">
      <style:graphic-properties draw:textarea-horizontal-align="justify" draw:textarea-vertical-align="middle" draw:auto-grow-height="false" fo:min-height="4.978cm" fo:min-width="1.728cm" fo:padding-bottom="0.254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marker-end="Arrow" draw:textarea-horizontal-align="left" draw:textarea-vertical-align="middle" fo:padding-bottom="0.254cm" fo:wrap-option="no-wrap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 fo:padding-bottom="0.254cm" fo:wrap-option="no-wrap" loext:decorative="fals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.422cm" fo:min-width="1.728cm" fo:padding-bottom="0.254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5.994cm" fo:min-width="1.728cm" fo:padding-bottom="0.254cm" fo:wrap-option="no-wrap" style:writing-mode="lr-tb" loext:decorative="false"/>
      <style:paragraph-properties style:writing-mode="lr-tb"/>
    </style:style>
    <style:style style:name="gr62" style:family="graphic" style:parent-style-name="objectwithoutfill">
      <style:graphic-properties draw:marker-end="Arrow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63" style:family="graphic">
      <style:graphic-properties style:writing-mode="tb-rl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true" draw:auto-grow-width="false" fo:min-height="2.447cm" fo:min-width="0cm" fo:padding-bottom="0.254cm" fo:wrap-option="no-wrap" loext:decorative="false"/>
      <style:paragraph-properties style:writing-mode="tb-rl"/>
    </style:style>
    <style:style style:name="gr65" style:family="graphic" style:parent-style-name="standard">
      <style:graphic-properties draw:textarea-horizontal-align="justify" draw:textarea-vertical-align="middle" draw:auto-grow-height="false" fo:min-height="5.232cm" fo:min-width="1.728cm" fo:padding-bottom="0.254cm" fo:wrap-option="no-wrap" style:writing-mode="tb-rl" loext:decorative="false"/>
      <style:paragraph-properties style:writing-mode="tb-rl"/>
    </style:style>
    <style:style style:name="gr66" style:family="graphic" style:parent-style-name="standard">
      <style:graphic-properties draw:stroke="none" draw:fill="none" fo:min-height="0.941cm" loext:decorative="false"/>
      <style:paragraph-properties style:writing-mode="lr-tb"/>
    </style:style>
    <style:style style:name="gr67" style:family="graphic" style:parent-style-name="objectwithoutfill">
      <style:graphic-properties draw:marker-end="Arrowheads_20_9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68" style:family="graphic" style:parent-style-name="standard">
      <style:graphic-properties draw:marker-start="Arrowheads_20_12" draw:marker-end="Arrow" draw:textarea-horizontal-align="center" draw:textarea-vertical-align="middle" fo:padding-bottom="0.254cm" fo:wrap-option="no-wrap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475cm" fo:padding-bottom="0.254cm" fo:wrap-option="no-wrap" loext:decorative="false"/>
      <style:paragraph-properties style:writing-mode="lr-tb"/>
    </style:style>
    <style:style style:name="gr70" style:family="graphic" style:parent-style-name="standard">
      <style:graphic-properties draw:marker-start="Circle" draw:marker-start-width="0.3cm" draw:marker-end="Arrowheads_20_12" draw:marker-end-width="0.3cm" draw:textarea-vertical-align="middle" fo:padding-bottom="0.254cm" fo:wrap-option="no-wrap" loext:decorative="false"/>
      <style:paragraph-properties style:writing-mode="lr-tb"/>
    </style:style>
    <style:style style:name="gr71" style:family="graphic" style:parent-style-name="objectwithoutfill">
      <style:graphic-properties draw:marker-start="Circle" draw:marker-end="Arrow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72" style:family="graphic" style:parent-style-name="objectwithoutfill">
      <style:graphic-properties draw:marker-start="Arrowheads_20_12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0.319cm" fo:padding-bottom="0.254cm" fo:wrap-option="no-wrap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47cm" loext:decorative="false"/>
      <style:paragraph-properties style:writing-mode="lr-tb"/>
    </style:style>
    <style:style style:name="gr75" style:family="graphic" style:parent-style-name="standard">
      <style:graphic-properties draw:fill="solid" draw:fill-color="#ffffff" draw:textarea-horizontal-align="justify" draw:textarea-vertical-align="middle" draw:auto-grow-height="false" fo:min-height="0.914cm" fo:min-width="4.014cm" fo:padding-bottom="0.254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1.389cm" loext:decorative="false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1.422cm" fo:min-width="4.014cm" fo:padding-bottom="0.254cm" fo:wrap-option="no-wrap" style:writing-mode="lr-tb" loext:decorative="false"/>
      <style:paragraph-properties style:writing-mode="lr-tb"/>
    </style:style>
    <style:style style:name="gr78" style:family="graphic" style:parent-style-name="objectwithoutfill">
      <style:graphic-properties draw:marker-start="Arrow" draw:marker-end="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79" style:family="graphic" style:parent-style-name="objectwithoutfill">
      <style:graphic-properties draw:marker-start="" draw:marker-end="Arrow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406cm" fo:min-width="1.728cm" fo:padding-bottom="0.254cm" fo:wrap-option="no-wrap" style:writing-mode="lr-tb" loext:decorative="false"/>
      <style:paragraph-properties style:writing-mode="lr-tb"/>
    </style:style>
    <style:style style:name="gr81" style:family="graphic" style:parent-style-name="objectwithoutfill">
      <style:graphic-properties draw:marker-end="Arrow" draw:fill="none" draw:textarea-vertical-align="middle" loext:decorative="false"/>
    </style:style>
    <style:style style:name="gr82" style:family="graphic" style:parent-style-name="standard">
      <style:graphic-properties draw:textarea-horizontal-align="justify" draw:textarea-vertical-align="middle" draw:auto-grow-height="false" fo:min-height="1.33cm" fo:min-width="2.49cm" style:writing-mode="lr-tb" loext:decorative="false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2.082cm" fo:min-width="2.49cm" style:writing-mode="lr-tb" loext:decorative="false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1.32cm" fo:min-width="2.744cm" style:writing-mode="lr-tb" loext:decorative="false"/>
      <style:paragraph-properties style:writing-mode="lr-tb"/>
    </style:style>
    <style:style style:name="gr85" style:family="graphic" style:parent-style-name="objectwithoutfill">
      <style:graphic-properties draw:marker-end="Arrowheads_20_5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6" style:family="graphic" style:parent-style-name="standard">
      <style:graphic-properties draw:textarea-horizontal-align="left" draw:textarea-vertical-align="middle" fo:padding-bottom="0.254cm" fo:wrap-option="no-wrap" loext:decorative="false"/>
      <style:paragraph-properties style:writing-mode="lr-tb"/>
    </style:style>
    <style:style style:name="gr87" style:family="graphic" style:parent-style-name="objectwithoutfill">
      <style:graphic-properties draw:marker-end="Arrowheads_20_6" draw:marker-end-width="0.3cm" draw:fill="none" draw:textarea-vertical-align="middle" fo:padding-bottom="0.254cm" fo:wrap-option="no-wrap" loext:decorative="false"/>
    </style:style>
    <style:style style:name="gr88" style:family="graphic" style:parent-style-name="objectwithoutfill">
      <style:graphic-properties draw:marker-end="Arrowheads_20_7" draw:marker-end-width="0.3cm" draw:fill="none" draw:textarea-vertical-align="middle" fo:padding-bottom="0.254cm" fo:wrap-option="no-wrap" loext:decorative="false"/>
    </style:style>
    <style:style style:name="gr89" style:family="graphic">
      <style:graphic-properties loext:decorative="false"/>
    </style:style>
    <style:style style:name="gr90" style:family="graphic" style:parent-style-name="objectwithoutfill">
      <style:graphic-properties draw:fill="none" draw:textarea-vertical-align="middle" fo:padding-bottom="0.254cm" fo:wrap-option="no-wrap" loext:decorative="false"/>
      <style:paragraph-properties style:writing-mode="lr-tb"/>
    </style:style>
    <style:style style:name="gr91" style:family="graphic" style:parent-style-name="objectwithoutfill">
      <style:graphic-properties draw:marker-end="Arrowheads_20_8" draw:marker-end-width="0.3cm" draw:fill="none" draw:textarea-vertical-align="middle" fo:padding-bottom="0.254cm" fo:wrap-option="no-wrap" loext:decorative="false"/>
    </style:style>
    <style:style style:name="gr92" style:family="graphic" style:parent-style-name="standard">
      <style:graphic-properties draw:textarea-horizontal-align="justify" draw:textarea-vertical-align="middle" draw:auto-grow-height="false" fo:min-height="1.329cm" fo:min-width="2.49cm" style:writing-mode="lr-tb" loext:decorative="fals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1.321cm" fo:min-width="2.744cm" style:writing-mode="lr-tb" loext:decorative="false"/>
      <style:paragraph-properties style:writing-mode="lr-tb"/>
    </style:style>
    <style:style style:name="gr94" style:family="graphic" style:parent-style-name="objectwithoutfill">
      <style:graphic-properties draw:marker-end="Arrowheads_20_10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95" style:family="graphic" style:parent-style-name="objectwithoutfill">
      <style:graphic-properties draw:marker-end="Arrowheads_20_11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96" style:family="graphic" style:parent-style-name="standard">
      <style:graphic-properties draw:stroke="dash" draw:stroke-dash="Long_20_Dash" draw:textarea-horizontal-align="justify" draw:textarea-vertical-align="bottom" draw:auto-grow-height="false" fo:min-height="7.264cm" fo:min-width="12.65cm" fo:padding-bottom="0.254cm" fo:wrap-option="no-wrap" style:writing-mode="lr-tb" loext:decorative="false"/>
      <style:paragraph-properties style:writing-mode="lr-tb"/>
    </style:style>
    <style:style style:name="gr97" style:family="graphic" style:parent-style-name="objectwithoutfill">
      <style:graphic-properties draw:stroke="dash" draw:stroke-dash="Dot" draw:marker-end="Arrowheads_20_6" draw:marker-end-width="0.3cm" draw:fill="none" draw:textarea-vertical-align="middle" fo:padding-bottom="0.254cm" fo:wrap-option="no-wrap" loext:decorative="false"/>
    </style:style>
    <style:style style:name="gr98" style:family="graphic" style:parent-style-name="standard">
      <style:graphic-properties draw:textarea-horizontal-align="justify" draw:textarea-vertical-align="middle" draw:auto-grow-height="false" fo:min-height="1.066cm" fo:min-width="2.744cm" style:writing-mode="lr-tb" loext:decorative="false"/>
      <style:paragraph-properties style:writing-mode="lr-tb"/>
    </style:style>
    <style:style style:name="gr99" style:family="graphic" style:parent-style-name="standard">
      <style:graphic-properties draw:stroke="dash" draw:stroke-dash="Long_20_Dash" draw:textarea-horizontal-align="justify" draw:textarea-vertical-align="bottom" draw:auto-grow-height="false" fo:min-height="6.518cm" fo:min-width="12.65cm" fo:padding-bottom="0.254cm" fo:wrap-option="no-wrap" style:writing-mode="lr-tb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in-height="16.096cm" fo:padding-bottom="0.254cm" fo:wrap-option="no-wrap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in-height="2.978cm" fo:padding-bottom="0.254cm" fo:wrap-option="no-wrap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in-height="0.475cm" fo:padding-bottom="0.254cm" fo:wrap-option="no-wrap" loext:decorative="false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0.914cm" fo:min-width="2.236cm" fo:padding-bottom="0.254cm" fo:wrap-option="no-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fo:font-weight="bold" style:font-weight-asian="bold" style:font-weight-complex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0pt"/>
    </style:style>
    <style:style style:name="P5" style:family="paragraph">
      <style:paragraph-properties fo:text-align="center" style:writing-mode="lr-tb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left"/>
    </style:style>
    <style:style style:name="P11" style:family="paragraph">
      <loext:graphic-properties draw:fill="none"/>
      <style:paragraph-properties fo:text-align="left"/>
      <style:text-properties fo:font-size="10pt"/>
    </style:style>
    <style:style style:name="P12" style:family="paragraph">
      <style:paragraph-properties fo:text-align="right"/>
      <style:text-properties fo:font-size="10pt"/>
    </style:style>
    <style:style style:name="P13" style:family="paragraph">
      <style:paragraph-properties fo:text-align="righ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left"/>
      <style:text-properties fo:font-size="1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20" style:family="paragraph">
      <style:paragraph-properties fo:text-align="center"/>
      <style:text-properties fo:font-size="10pt" fo:font-weight="normal"/>
    </style:style>
    <style:style style:name="P21" style:family="paragraph">
      <loext:graphic-properties draw:fill="none"/>
      <style:paragraph-properties fo:text-align="center"/>
      <style:text-properties fo:font-size="10pt" fo:font-weight="normal"/>
    </style:style>
    <style:style style:name="P22" style:family="paragraph">
      <style:text-properties fo:font-size="10pt"/>
    </style:style>
    <style:style style:name="P23" style:family="paragraph">
      <loext:graphic-properties draw:fill="none" draw:fill-color="#ffffff"/>
      <style:text-properties fo:font-size="10pt"/>
    </style:style>
    <style:style style:name="P24" style:family="paragraph">
      <style:paragraph-properties fo:text-align="center" style:writing-mode="tb-rl"/>
      <style:text-properties fo:font-size="10pt"/>
    </style:style>
    <style:style style:name="P25" style:family="paragraph">
      <loext:graphic-properties draw:fill="none"/>
    </style:style>
    <style:style style:name="P26" style:family="paragraph">
      <loext:graphic-properties draw:fill="none" draw:fill-color="#ffffff"/>
      <style:paragraph-properties fo:text-align="center"/>
      <style:text-properties fo:font-size="10pt" fo:font-weight="normal" style:font-weight-asian="normal" style:font-weight-complex="normal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28" style:family="paragraph">
      <loext:graphic-properties draw:fill="none" draw:fill-color="#ffffff"/>
      <style:text-properties fo:font-size="7pt" style:font-size-asian="7pt" style:font-size-complex="7pt"/>
    </style:style>
    <style:style style:name="P29" style:family="paragraph">
      <loext:graphic-properties draw:fill="none" draw:fill-color="#ffffff"/>
      <style:text-properties fo:font-size="14pt" style:font-size-asian="14pt" style:font-size-complex="14pt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position="super 58%"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0.831cm" svg:x="8.636cm" svg:y="0.762cm">
          <draw:text-box>
            <text:p text:style-name="P1"><text:span text:style-name="T1">Z80 In-circuit Debugger (ZID) – Main (2026/03/23-b)</text:span></text:p>
          </draw:text-box>
        </draw:frame>
        <draw:custom-shape draw:style-name="gr2" draw:text-style-name="P4" draw:layer="layout" svg:width="1.81cm" svg:height="1.302cm" svg:x="25.13cm" svg:y="19.288cm">
          <text:p text:style-name="P3"><text:span text:style-name="T2">User</text:span><text:span text:style-name="T2"><text:line-break/></text:span><text:span text:style-name="T2">Terminal</text:span><text:span text:style-name="T2"><text:line-break/></text:span><text:span text:style-name="T2">(ANSI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5.334cm" svg:x="18.526cm" svg:y="14.716cm">
          <text:p text:style-name="P3"><text:span text:style-name="T2">RP2040</text:span><text:span text:style-name="T2"><text:line-break/></text:span><text:span text:style-name="T2">Module</text:span><text:span text:style-name="T2"><text:line-break/></text:span><text:span text:style-name="T2">-</text:span><text:span text:style-name="T2"><text:line-break/></text:span><text:span text:style-name="T2">Debug Control</text:span><text:span text:style-name="T2"><text:line-break/></text:span><text:span text:style-name="T2">App</text:span></text:p>
          <text:p text:style-name="P3"><text:span text:style-name="T2">-</text:span></text:p>
          <text:p text:style-name="P3"><text:span text:style-name="T2">SBC</text:span></text:p>
          <text:p text:style-name="P3"><text:span text:style-name="T2">Peripheral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066cm" svg:y1="19.796cm" svg:x2="25.13cm" svg:y2="19.796cm">
          <text:p text:style-name="P1"><text:span text:style-name="T2">USB-Serial</text:span></text:p>
          <text:p text:style-name="P1"><text:span text:style-name="T2"/></text:p>
        </draw:line>
        <draw:custom-shape draw:style-name="gr5" draw:text-style-name="P5" draw:layer="layout" svg:width="1.778cm" svg:height="1.27cm" svg:x="23.86cm" svg:y="15.732cm">
          <text:p text:style-name="P3"><text:span text:style-name="T2">EEPROM</text:span></text:p>
          <text:p text:style-name="P3"><text:span text:style-name="T2">(settings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066cm" svg:y1="16.748cm" svg:x2="23.86cm" svg:y2="16.748cm">
          <text:p text:style-name="P1"><text:span text:style-name="T2">I2C</text:span></text:p>
          <text:p text:style-name="P1"><text:span text:style-name="T2"/></text:p>
        </draw:line>
        <draw:custom-shape draw:style-name="gr6" draw:text-style-name="P5" draw:layer="layout" svg:width="2.54cm" svg:height="1cm" svg:x="11.684cm" svg:y="2.54cm">
          <text:p text:style-name="P3"><text:span text:style-name="T2">TADD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4.224cm" svg:y1="2.794cm" svg:x2="23.876cm" svg:y2="2.794cm">
          <text:p text:style-name="P1"><text:span text:style-name="T2">TA0..15</text:span></text:p>
          <text:p text:style-name="P1"><text:span text:style-name="T2"/></text:p>
        </draw:line>
        <draw:custom-shape draw:style-name="gr6" draw:text-style-name="P5" draw:layer="layout" svg:width="2.54cm" svg:height="1cm" svg:x="18.78cm" svg:y="4.572cm">
          <text:p text:style-name="P3"><text:span text:style-name="T2">TDATA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1.32cm" svg:y1="4.81cm" svg:x2="23.86cm" svg:y2="4.81cm">
          <text:p text:style-name="P1"><text:span text:style-name="T2">TD0..7</text:span></text:p>
          <text:p text:style-name="P1"><text:span text:style-name="T2"/></text:p>
        </draw:line>
        <draw:custom-shape draw:style-name="gr6" draw:text-style-name="P5" draw:layer="layout" svg:width="2.54cm" svg:height="1cm" svg:x="18.78cm" svg:y="6.604cm">
          <text:p text:style-name="P3"><text:span text:style-name="T2">TCTRL-O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1.32cm" svg:y1="7.096cm" svg:x2="23.86cm" svg:y2="7.096cm">
          <text:p text:style-name="P1"><text:span text:style-name="T2">6</text:span></text:p>
          <text:p text:style-name="P1"><text:span text:style-name="T2">/</text:span></text:p>
        </draw:line>
        <draw:custom-shape draw:style-name="gr9" draw:text-style-name="P5" draw:layer="layout" svg:width="2.54cm" svg:height="11.684cm" svg:x="23.86cm" svg:y="2.016cm">
          <text:p text:style-name="P3"><text:span text:style-name="T2">Target</text:span><text:span text:style-name="T2"><text:line-break/></text:span><text:span text:style-name="T2">Z80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27cm" svg:height="2.584cm" svg:x="23.86cm" svg:y="6.036cm">
          <draw:text-box>
            <text:p><text:span text:style-name="T3">M1</text:span></text:p>
            <text:p><text:span text:style-name="T3">MREQ</text:span></text:p>
            <text:p><text:span text:style-name="T3">IORQ</text:span></text:p>
            <text:p><text:span text:style-name="T3">WR</text:span></text:p>
            <text:p><text:span text:style-name="T3">RD</text:span></text:p>
            <text:p><text:span text:style-name="T3">RFSH</text:span></text:p>
          </draw:text-box>
        </draw:frame>
        <draw:custom-shape draw:style-name="gr9" draw:text-style-name="P5" draw:layer="layout" svg:width="2.54cm" svg:height="11.684cm" svg:x="1.508cm" svg:y="2.016cm">
          <text:p text:style-name="P3"><text:span text:style-name="T2">Local</text:span><text:span text:style-name="T2"><text:line-break/></text:span><text:span text:style-name="T2">Z80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54cm" svg:height="1.778cm" svg:x="10.414cm" svg:y="14.224cm">
          <text:p text:style-name="P3"><text:span text:style-name="T2">SP-RST</text:span><text:span text:style-name="T2"><text:line-break/></text:span><text:span text:style-name="T2">GEN</text:span></text:p>
          <text:p text:style-name="P3"><text:span text:style-name="T2">(CPLD1)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54cm" svg:height="1.524cm" svg:x="10.414cm" svg:y="12.446cm">
          <text:p text:style-name="P3"><text:span text:style-name="T4">NMI</text:span><text:span text:style-name="T4"><text:line-break/></text:span><text:span text:style-name="T4">SEL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224cm" svg:y1="16.002cm" svg:x2="18.558cm" svg:y2="16.002cm">
          <text:p text:style-name="P1"><text:span text:style-name="T2">ATTN</text:span></text:p>
          <text:p text:style-name="P1"><text:span text:style-name="T2"/></text:p>
        </draw:line>
        <draw:line draw:style-name="gr14" draw:text-style-name="P6" draw:layer="layout" svg:x1="13.478cm" svg:y1="14.748cm" svg:x2="13.462cm" svg:y2="13.716cm">
          <text:p/>
        </draw:line>
        <draw:line draw:style-name="gr15" draw:text-style-name="P6" draw:layer="layout" svg:x1="13.462cm" svg:y1="14.732cm" svg:x2="12.954cm" svg:y2="14.732cm">
          <text:p/>
        </draw:line>
        <draw:line draw:style-name="gr16" draw:text-style-name="P6" draw:layer="layout" svg:x1="13.462cm" svg:y1="13.716cm" svg:x2="12.954cm" svg:y2="13.716cm">
          <text:p/>
        </draw:line>
        <draw:line draw:style-name="gr17" draw:text-style-name="P6" draw:layer="layout" svg:x1="12.954cm" svg:y1="13.208cm" svg:x2="23.86cm" svg:y2="13.192cm">
          <text:p text:style-name="P1"><text:span text:style-name="T2">TNMI</text:span></text:p>
          <text:p text:style-name="P9"><text:span text:style-name="T2"/></text:p>
        </draw:line>
        <draw:line draw:style-name="gr17" draw:text-style-name="P11" draw:layer="layout" svg:x1="4.048cm" svg:y1="13.192cm" svg:x2="10.414cm" svg:y2="13.208cm">
          <text:p text:style-name="P10"><text:span text:style-name="T2"><text:s text:c="4"/>ZNMI</text:span></text:p>
          <text:p text:style-name="P10"><text:span text:style-name="T2"/></text:p>
        </draw:line>
        <draw:line draw:style-name="gr18" draw:text-style-name="P6" draw:layer="layout" svg:x1="9.144cm" svg:y1="12.192cm" svg:x2="23.86cm" svg:y2="12.176cm">
          <text:p text:style-name="P12">TRST</text:p>
          <text:p text:style-name="P3"/>
        </draw:line>
        <draw:custom-shape draw:style-name="gr19" draw:text-style-name="P5" draw:layer="layout" svg:width="2.286cm" svg:height="1.016cm" svg:x="6.858cm" svg:y="11.938cm">
          <text:p text:style-name="P3"><text:span text:style-name="T4">-or-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9.169cm" svg:y1="12.7cm" svg:x2="9.906cm" svg:y2="12.7cm">
          <text:p/>
        </draw:line>
        <draw:line draw:style-name="gr14" draw:text-style-name="P6" draw:layer="layout" svg:x1="9.906cm" svg:y1="12.7cm" svg:x2="9.906cm" svg:y2="14.732cm">
          <text:p/>
        </draw:line>
        <draw:line draw:style-name="gr14" draw:text-style-name="P6" draw:layer="layout" svg:x1="9.906cm" svg:y1="14.732cm" svg:x2="10.414cm" svg:y2="14.732cm">
          <text:p/>
        </draw:line>
        <draw:line draw:style-name="gr21" draw:text-style-name="P6" draw:layer="layout" svg:x1="4.064cm" svg:y1="12.446cm" svg:x2="6.874cm" svg:y2="12.462cm">
          <text:p text:style-name="P1"><text:span text:style-name="T2">ZRST</text:span></text:p>
          <text:p text:style-name="P1"><text:span text:style-name="T2"/></text:p>
        </draw:line>
        <draw:custom-shape draw:style-name="gr22" draw:text-style-name="P5" draw:layer="layout" svg:width="2.794cm" svg:height="1.016cm" svg:x="7.874cm" svg:y="10.16cm">
          <text:p text:style-name="P3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0.684cm" svg:y1="10.43cm" svg:x2="23.876cm" svg:y2="10.414cm">
          <text:p text:style-name="P13"><text:span text:style-name="T2">TINT</text:span></text:p>
          <text:p text:style-name="P1"><text:span text:style-name="T2"/></text:p>
        </draw:line>
        <draw:line draw:style-name="gr24" draw:text-style-name="P6" draw:layer="layout" svg:x1="4.048cm" svg:y1="10.398cm" svg:x2="7.874cm" svg:y2="10.414cm">
          <text:p text:style-name="P1"><text:span text:style-name="T2">ZINT</text:span></text:p>
          <text:p text:style-name="P1"><text:span text:style-name="T2"/></text:p>
        </draw:line>
        <draw:line draw:style-name="gr8" draw:text-style-name="P6" draw:layer="layout" svg:x1="4.048cm" svg:y1="4.81cm" svg:x2="18.78cm" svg:y2="4.81cm">
          <text:p text:style-name="P1"><text:span text:style-name="T2">ZD0..7</text:span></text:p>
          <text:p text:style-name="P1"><text:span text:style-name="T2"/></text:p>
        </draw:line>
        <draw:line draw:style-name="gr25" draw:text-style-name="P6" draw:layer="layout" svg:x1="4.064cm" svg:y1="2.794cm" svg:x2="11.684cm" svg:y2="2.794cm">
          <text:p text:style-name="P1"><text:span text:style-name="T2">ZA0..15</text:span></text:p>
          <text:p text:style-name="P1"><text:span text:style-name="T2"/></text:p>
        </draw:line>
        <draw:line draw:style-name="gr26" draw:text-style-name="P6" draw:layer="layout" svg:x1="16.256cm" svg:y1="8.128cm" svg:x2="19.558cm" svg:y2="8.128cm">
          <text:p text:style-name="P14"><text:span text:style-name="T2">TCTRL-EN</text:span></text:p>
          <text:p text:style-name="P14"><text:span text:style-name="T2"/></text:p>
        </draw:line>
        <draw:line draw:style-name="gr16" draw:text-style-name="P6" draw:layer="layout" svg:x1="19.558cm" svg:y1="8.128cm" svg:x2="19.558cm" svg:y2="7.62cm">
          <text:p/>
        </draw:line>
        <draw:line draw:style-name="gr27" draw:text-style-name="P6" draw:layer="layout" svg:x1="7.366cm" svg:y1="15.24cm" svg:x2="10.414cm" svg:y2="15.24cm">
          <text:p text:style-name="P10"><text:span text:style-name="T2">TGT-MODE</text:span></text:p>
          <text:p text:style-name="P1"><text:span text:style-name="T2"/></text:p>
        </draw:line>
        <draw:line draw:style-name="gr28" draw:text-style-name="P3" draw:layer="layout" svg:x1="9.652cm" svg:y1="15.24cm" svg:x2="9.652cm" svg:y2="13.716cm">
          <text:p/>
        </draw:line>
        <draw:line draw:style-name="gr16" draw:text-style-name="P6" draw:layer="layout" svg:x1="9.652cm" svg:y1="13.716cm" svg:x2="10.414cm" svg:y2="13.716cm">
          <text:p/>
        </draw:line>
        <draw:line draw:style-name="gr29" draw:text-style-name="P6" draw:layer="layout" svg:x1="11.938cm" svg:y1="17.272cm" svg:x2="14.224cm" svg:y2="17.272cm">
          <text:p text:style-name="P1"><text:span text:style-name="T2">ZD0..7</text:span></text:p>
          <text:p text:style-name="P1"><text:span text:style-name="T2"/></text:p>
        </draw:line>
        <draw:line draw:style-name="gr23" draw:text-style-name="P6" draw:layer="layout" svg:x1="4.048cm" svg:y1="9.636cm" svg:x2="18.542cm" svg:y2="9.652cm">
          <text:p text:style-name="P13"><text:span text:style-name="T2">ZWAIT</text:span></text:p>
          <text:p text:style-name="P13"><text:span text:style-name="T2"/></text:p>
        </draw:line>
        <draw:frame draw:style-name="gr30" draw:text-style-name="P7" draw:layer="layout" svg:width="1.778cm" svg:height="0.762cm" svg:x="23.86cm" svg:y="9.382cm">
          <draw:text-box>
            <text:p><text:span text:style-name="T3">WAIT</text:span></text:p>
          </draw:text-box>
        </draw:frame>
        <draw:line draw:style-name="gr31" draw:text-style-name="P3" draw:layer="layout" svg:x1="17.018cm" svg:y1="14.986cm" svg:x2="18.542cm" svg:y2="14.986cm">
          <text:p text:style-name="P1"><text:span text:style-name="T2">ZWAIT</text:span></text:p>
          <text:p text:style-name="P1"><text:span text:style-name="T2"/></text:p>
        </draw:line>
        <draw:line draw:style-name="gr32" draw:text-style-name="P6" draw:layer="layout" svg:x1="11.938cm" svg:y1="18.034cm" svg:x2="14.224cm" svg:y2="18.034cm">
          <text:p text:style-name="P1"><text:span text:style-name="T2">ZA0</text:span></text:p>
          <text:p text:style-name="P10"><text:span text:style-name="T2"/></text:p>
        </draw:line>
        <draw:line draw:style-name="gr32" draw:text-style-name="P6" draw:layer="layout" svg:x1="11.938cm" svg:y1="19.812cm" svg:x2="14.224cm" svg:y2="19.812cm">
          <text:p text:style-name="P1"><text:span text:style-name="T2">RPM-SEL</text:span></text:p>
          <text:p text:style-name="P10"><text:span text:style-name="T2"/></text:p>
        </draw:line>
        <draw:line draw:style-name="gr16" draw:text-style-name="P6" draw:layer="layout" svg:x1="19.542cm" svg:y1="14.716cm" svg:x2="19.542cm" svg:y2="13.61cm">
          <text:p/>
        </draw:line>
        <draw:frame draw:style-name="gr33" draw:text-style-name="P7" draw:layer="layout" svg:width="2.794cm" svg:height="0.675cm" svg:x="19.542cm" svg:y="13.536cm">
          <draw:text-box>
            <text:p text:style-name="P1"><text:span text:style-name="T3">ALT 5V Supply**</text:span></text:p>
          </draw:text-box>
        </draw:frame>
        <draw:custom-shape draw:style-name="gr5" draw:text-style-name="P16" draw:layer="layout" svg:width="1.778cm" svg:height="1.27cm" svg:x="23.86cm" svg:y="13.954cm">
          <text:p text:style-name="P15"><text:span text:style-name="T3">ALT</text:span><text:span text:style-name="T3"><text:line-break/></text:span><text:span text:style-name="T3">CLK&amp;RST</text:span><text:span text:style-name="T3"><text:line-break/></text:span><text:span text:style-name="T3">**</text:span></text:p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4.048cm" svg:y1="8.874cm" svg:x2="23.86cm" svg:y2="8.874cm">
          <text:p/>
        </draw:line>
        <draw:line draw:style-name="gr35" draw:text-style-name="P6" draw:layer="layout" svg:x1="4.048cm" svg:y1="8.62cm" svg:x2="23.86cm" svg:y2="8.62cm">
          <text:p/>
        </draw:line>
        <draw:frame draw:style-name="gr36" draw:text-style-name="P7" draw:layer="layout" svg:width="1.778cm" svg:height="1.311cm" svg:x="23.86cm" svg:y="8.112cm">
          <draw:text-box>
            <text:p><text:span text:style-name="T3">BUSACK</text:span></text:p>
            <text:p><text:span text:style-name="T3"><text:line-break/></text:span><text:span text:style-name="T3">BUSREQ</text:span></text:p>
          </draw:text-box>
        </draw:frame>
        <draw:line draw:style-name="gr24" draw:text-style-name="P6" draw:layer="layout" svg:x1="4.048cm" svg:y1="11.414cm" svg:x2="23.86cm" svg:y2="11.414cm">
          <text:p text:style-name="P1"><text:span text:style-name="T2">CLK</text:span></text:p>
          <text:p text:style-name="P1"><text:span text:style-name="T2"/></text:p>
        </draw:line>
        <draw:line draw:style-name="gr28" draw:text-style-name="P3" draw:layer="layout" svg:x1="22.352cm" svg:y1="14.224cm" svg:x2="23.86cm" svg:y2="14.208cm">
          <text:p/>
        </draw:line>
        <draw:line draw:style-name="gr16" draw:text-style-name="P6" draw:layer="layout" svg:x1="22.352cm" svg:y1="14.224cm" svg:x2="22.352cm" svg:y2="11.43cm">
          <text:p/>
        </draw:line>
        <draw:line draw:style-name="gr14" draw:text-style-name="P6" draw:layer="layout" svg:x1="23.86cm" svg:y1="14.97cm" svg:x2="22.098cm" svg:y2="14.986cm">
          <text:p/>
        </draw:line>
        <draw:line draw:style-name="gr16" draw:text-style-name="P6" draw:layer="layout" svg:x1="22.098cm" svg:y1="14.986cm" svg:x2="22.098cm" svg:y2="12.192cm">
          <text:p/>
        </draw:line>
        <draw:custom-shape draw:style-name="gr37" draw:text-style-name="P5" draw:layer="layout" svg:width="1.54cm" svg:height="4.572cm" svg:x="4.556cm" svg:y="15.748cm">
          <text:p text:style-name="P3"><text:span text:style-name="T2">ROM</text:span></text:p>
          <text:p text:style-name="P3"><text:span text:style-name="T2">128Kx8</text:span></text:p>
          <text:p text:style-name="P3"><text:span text:style-name="T2">RAM</text:span><text:span text:style-name="T2"><text:line-break/></text:span><text:span text:style-name="T2">128Kx8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.524cm" svg:y1="18.796cm" svg:x2="4.572cm" svg:y2="18.796cm">
          <text:p text:style-name="P1"><text:span text:style-name="T2">ZD0..7</text:span></text:p>
          <text:p text:style-name="P1"><text:span text:style-name="T2"/></text:p>
        </draw:line>
        <draw:line draw:style-name="gr32" draw:text-style-name="P6" draw:layer="layout" svg:x1="1.524cm" svg:y1="17.272cm" svg:x2="4.572cm" svg:y2="17.272cm">
          <text:p text:style-name="P10"><text:span text:style-name="T2">ZA0..13</text:span></text:p>
          <text:p text:style-name="P1"><text:span text:style-name="T2"/></text:p>
        </draw:line>
        <draw:line draw:style-name="gr32" draw:text-style-name="P6" draw:layer="layout" svg:x1="1.524cm" svg:y1="17.78cm" svg:x2="4.572cm" svg:y2="17.78cm">
          <text:p text:style-name="P1"><text:span text:style-name="T2">RORA-A14..16</text:span></text:p>
          <text:p text:style-name="P10"><text:span text:style-name="T2"/></text:p>
        </draw:line>
        <draw:line draw:style-name="gr32" draw:text-style-name="P6" draw:layer="layout" svg:x1="1.524cm" svg:y1="16.51cm" svg:x2="4.572cm" svg:y2="16.51cm">
          <text:p text:style-name="P1"><text:span text:style-name="T2">RA-S</text:span></text:p>
          <text:p text:style-name="P10"><text:span text:style-name="T2"/></text:p>
        </draw:line>
        <draw:line draw:style-name="gr32" draw:text-style-name="P6" draw:layer="layout" svg:x1="1.524cm" svg:y1="16.002cm" svg:x2="4.572cm" svg:y2="16.002cm">
          <text:p text:style-name="P1"><text:span text:style-name="T2">RO-S</text:span></text:p>
          <text:p text:style-name="P10"><text:span text:style-name="T2"/></text:p>
        </draw:line>
        <draw:line draw:style-name="gr27" draw:text-style-name="P6" draw:layer="layout" svg:x1="7.366cm" svg:y1="15.748cm" svg:x2="10.414cm" svg:y2="15.748cm">
          <text:p text:style-name="P1"><text:span text:style-name="T2">BRK</text:span></text:p>
          <text:p text:style-name="P10"><text:span text:style-name="T2"/></text:p>
        </draw:line>
        <draw:line draw:style-name="gr38" draw:text-style-name="P3" draw:layer="layout" svg:x1="16.256cm" svg:y1="6.858cm" svg:x2="18.796cm" svg:y2="6.858cm">
          <text:p text:style-name="P1"><text:span text:style-name="T2">Fixed-CTRL</text:span></text:p>
          <text:p text:style-name="P10"><text:span text:style-name="T2"/></text:p>
        </draw:line>
        <draw:line draw:style-name="gr38" draw:text-style-name="P12" draw:layer="layout" svg:x1="4.048cm" svg:y1="7.35cm" svg:x2="18.78cm" svg:y2="7.35cm">
          <text:p text:style-name="P13"><text:span text:style-name="T2">ZCTRL</text:span></text:p>
          <text:p text:style-name="P13"><text:span text:style-name="T2"/></text:p>
        </draw:line>
        <draw:frame draw:style-name="gr39" draw:text-style-name="P7" draw:layer="layout" svg:width="11.938cm" svg:height="0.987cm" svg:x="13.208cm" svg:y="20.32cm">
          <draw:text-box>
            <text:p><text:span text:style-name="T3">** ALT 5V, CLK, and RST used to allow board to run as stand-alone computer (SBC)..</text:span></text:p>
          </draw:text-box>
        </draw:frame>
        <draw:line draw:style-name="gr32" draw:text-style-name="P6" draw:layer="layout" svg:x1="1.524cm" svg:y1="19.558cm" svg:x2="4.572cm" svg:y2="19.558cm">
          <text:p text:style-name="P1"><text:span text:style-name="T2">ZWR</text:span></text:p>
          <text:p text:style-name="P1"><text:span text:style-name="T2"/></text:p>
        </draw:line>
        <draw:line draw:style-name="gr32" draw:text-style-name="P6" draw:layer="layout" svg:x1="1.524cm" svg:y1="20.066cm" svg:x2="4.572cm" svg:y2="20.066cm">
          <text:p text:style-name="P1"><text:span text:style-name="T2">ZRD</text:span></text:p>
          <text:p text:style-name="P1"><text:span text:style-name="T2"/></text:p>
        </draw:line>
        <draw:line draw:style-name="gr32" draw:text-style-name="P6" draw:layer="layout" svg:x1="11.938cm" svg:y1="18.796cm" svg:x2="14.224cm" svg:y2="18.796cm">
          <text:p text:style-name="P1"><text:span text:style-name="T2">ZWR</text:span></text:p>
          <text:p text:style-name="P1"><text:span text:style-name="T2"/></text:p>
        </draw:line>
        <draw:line draw:style-name="gr32" draw:text-style-name="P6" draw:layer="layout" svg:x1="11.938cm" svg:y1="19.304cm" svg:x2="14.224cm" svg:y2="19.304cm">
          <text:p text:style-name="P1"><text:span text:style-name="T2">ZRD</text:span></text:p>
          <text:p text:style-name="P1"><text:span text:style-name="T2"/></text:p>
        </draw:line>
        <draw:line draw:style-name="gr40" draw:text-style-name="P6" draw:layer="layout" svg:x1="12.684cm" svg:y1="8.62cm" svg:x2="12.684cm" svg:y2="6.334cm">
          <text:p/>
        </draw:line>
        <draw:line draw:style-name="gr41" draw:text-style-name="P6" draw:layer="layout" svg:x1="12.684cm" svg:y1="8.112cm" svg:x2="15.224cm" svg:y2="8.112cm">
          <text:p text:style-name="P1"><text:span text:style-name="T2">BUSACK</text:span></text:p>
          <text:p><text:span text:style-name="T2"/></text:p>
        </draw:line>
        <draw:line draw:style-name="gr4" draw:text-style-name="P3" draw:layer="layout" svg:x1="21.066cm" svg:y1="17.764cm" svg:x2="23.86cm" svg:y2="17.764cm">
          <text:p text:style-name="P1"><text:span text:style-name="T2">SPI/Serial</text:span></text:p>
          <text:p text:style-name="P1"><text:span text:style-name="T2"/></text:p>
        </draw:line>
        <draw:custom-shape draw:style-name="gr5" draw:text-style-name="P5" draw:layer="layout" svg:width="1.778cm" svg:height="1.27cm" svg:x="23.86cm" svg:y="17.256cm">
          <text:p text:style-name="P3"><text:span text:style-name="T2">6-Pin</text:span><text:span text:style-name="T2"><text:line-break/></text:span><text:span text:style-name="T2">Conn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15.24cm" svg:y1="15.494cm" svg:x2="18.558cm" svg:y2="15.51cm">
          <text:p text:style-name="P1"><text:span text:style-name="T2">INT</text:span></text:p>
          <text:p text:style-name="P1"><text:span text:style-name="T2"/></text:p>
        </draw:line>
        <draw:line draw:style-name="gr43" draw:text-style-name="P17" draw:layer="layout" svg:x1="16.256cm" svg:y1="5.334cm" svg:x2="18.78cm" svg:y2="5.318cm">
          <text:p text:style-name="P10"><text:span text:style-name="T2">TD-DIR</text:span></text:p>
          <text:p text:style-name="P10"><text:span text:style-name="T2"/></text:p>
        </draw:line>
        <draw:custom-shape draw:style-name="gr44" draw:text-style-name="P5" draw:layer="layout" svg:width="1.524cm" svg:height="3.588cm" svg:x="14.224cm" svg:y="16.51cm">
          <text:p text:style-name="P3"><text:span text:style-name="T2">5V-3V3</text:span></text:p>
          <text:p text:style-name="P3"><text:span text:style-name="T2">BUF</text:span>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15.748cm" svg:y1="17.272cm" svg:x2="18.526cm" svg:y2="17.256cm">
          <text:p text:style-name="P1"><text:span text:style-name="T2">MD0..7</text:span></text:p>
          <text:p text:style-name="P1"><text:span text:style-name="T2"/></text:p>
        </draw:line>
        <draw:line draw:style-name="gr32" draw:text-style-name="P6" draw:layer="layout" svg:x1="15.748cm" svg:y1="18.034cm" svg:x2="18.526cm" svg:y2="18.018cm">
          <text:p text:style-name="P10"><text:span text:style-name="T2">MA0</text:span></text:p>
          <text:p text:style-name="P10"><text:span text:style-name="T2"/></text:p>
        </draw:line>
        <draw:line draw:style-name="gr32" draw:text-style-name="P6" draw:layer="layout" svg:x1="15.748cm" svg:y1="18.796cm" svg:x2="18.526cm" svg:y2="18.78cm">
          <text:p text:style-name="P1"><text:span text:style-name="T2">MWR</text:span></text:p>
          <text:p text:style-name="P1"><text:span text:style-name="T2"/></text:p>
        </draw:line>
        <draw:line draw:style-name="gr32" draw:text-style-name="P6" draw:layer="layout" svg:x1="15.748cm" svg:y1="19.304cm" svg:x2="18.526cm" svg:y2="19.288cm">
          <text:p text:style-name="P1"><text:span text:style-name="T2">MRD</text:span></text:p>
          <text:p text:style-name="P1"><text:span text:style-name="T2"/></text:p>
        </draw:line>
        <draw:line draw:style-name="gr32" draw:text-style-name="P6" draw:layer="layout" svg:x1="15.748cm" svg:y1="19.812cm" svg:x2="18.526cm" svg:y2="19.796cm">
          <text:p text:style-name="P1"><text:span text:style-name="T2">M-SEL</text:span></text:p>
          <text:p text:style-name="P10"><text:span text:style-name="T2"/></text:p>
        </draw:line>
        <draw:line draw:style-name="gr14" draw:text-style-name="P6" draw:layer="layout" svg:x1="14.24cm" svg:y1="14.24cm" svg:x2="13.478cm" svg:y2="14.24cm">
          <text:p/>
        </draw:line>
        <draw:custom-shape draw:style-name="gr19" draw:text-style-name="P5" draw:layer="layout" svg:width="2.286cm" svg:height="1.016cm" svg:x="11.16cm" svg:y="5.318cm">
          <text:p text:style-name="P3"><text:span text:style-name="T4">-or-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45" draw:text-style-name="P11" draw:layer="layout" svg:x1="10.144cm" svg:y1="6.842cm" svg:x2="11.922cm" svg:y2="6.842cm">
          <text:p text:style-name="P10"><text:span text:style-name="T2">ZRST</text:span></text:p>
          <text:p text:style-name="P1"><text:span text:style-name="T2"/></text:p>
        </draw:line>
        <draw:line draw:style-name="gr46" draw:text-style-name="P6" draw:layer="layout" svg:x1="11.922cm" svg:y1="6.842cm" svg:x2="11.922cm" svg:y2="6.334cm">
          <text:p/>
        </draw:line>
        <draw:line draw:style-name="gr47" draw:text-style-name="P6" draw:layer="layout" svg:x1="19.558cm" svg:y1="4.064cm" svg:x2="19.558cm" svg:y2="4.572cm">
          <text:p/>
        </draw:line>
        <draw:line draw:style-name="gr26" draw:text-style-name="P6" draw:layer="layout" svg:x1="16.256cm" svg:y1="4.064cm" svg:x2="19.558cm" svg:y2="4.064cm">
          <text:p text:style-name="P14"><text:span text:style-name="T2">TDBUS-EN</text:span></text:p>
          <text:p text:style-name="P14"><text:span text:style-name="T2"/></text:p>
        </draw:line>
        <draw:line draw:style-name="gr48" draw:text-style-name="P1" draw:layer="layout" svg:x1="17.018cm" svg:y1="14.986cm" svg:x2="17.018cm" svg:y2="9.652cm">
          <text:p/>
        </draw:line>
        <draw:line draw:style-name="gr49" draw:text-style-name="P11" draw:layer="layout" svg:x1="22.352cm" svg:y1="9.652cm" svg:x2="23.876cm" svg:y2="9.652cm">
          <text:p text:style-name="P13"><text:span text:style-name="T2">TWAIT</text:span></text:p>
          <text:p text:style-name="P10"><text:span text:style-name="T2"/></text:p>
        </draw:line>
        <draw:line draw:style-name="gr26" draw:text-style-name="P6" draw:layer="layout" svg:x1="16.256cm" svg:y1="6.096cm" svg:x2="19.558cm" svg:y2="6.096cm">
          <text:p text:style-name="P14"><text:span text:style-name="T2">TCTRL-FSEL</text:span></text:p>
          <text:p text:style-name="P14"><text:span text:style-name="T2"/></text:p>
        </draw:line>
        <draw:line draw:style-name="gr50" draw:text-style-name="P6" draw:layer="layout" svg:x1="19.558cm" svg:y1="6.096cm" svg:x2="19.558cm" svg:y2="6.604cm">
          <text:p/>
        </draw:line>
        <draw:line draw:style-name="gr27" draw:text-style-name="P6" draw:layer="layout" svg:x1="4.826cm" svg:y1="10.922cm" svg:x2="7.874cm" svg:y2="10.922cm">
          <text:p text:style-name="P10"><text:span text:style-name="T2">TGT-MODE</text:span></text:p>
          <text:p text:style-name="P1"><text:span text:style-name="T2"/></text:p>
        </draw:line>
        <draw:line draw:style-name="gr51" draw:text-style-name="P18" draw:layer="layout" svg:x1="14.224cm" svg:y1="14.224cm" svg:x2="14.224cm" svg:y2="16.002cm">
          <text:p/>
        </draw:line>
        <draw:line draw:style-name="gr52" draw:text-style-name="P3" draw:layer="layout" svg:x1="10.652cm" svg:y1="10.906cm" svg:x2="15.24cm" svg:y2="10.922cm">
          <text:p text:style-name="P1"><text:span text:style-name="T2">INT</text:span></text:p>
          <text:p text:style-name="P1"><text:span text:style-name="T2"/></text:p>
        </draw:line>
        <draw:line draw:style-name="gr51" draw:text-style-name="P18" draw:layer="layout" svg:x1="15.24cm" svg:y1="10.922cm" svg:x2="15.24cm" svg:y2="15.494cm">
          <text:p/>
        </draw:line>
        <draw:line draw:style-name="gr53" draw:text-style-name="P19" draw:layer="layout" svg:x1="8.382cm" svg:y1="3.302cm" svg:x2="11.684cm" svg:y2="3.302cm">
          <text:p text:style-name="P14"><text:span text:style-name="T2">BUSACK (dir-in)</text:span></text:p>
          <text:p text:style-name="P14"><text:span text:style-name="T2"/></text:p>
        </draw:line>
        <draw:line draw:style-name="gr26" draw:text-style-name="P6" draw:layer="layout" svg:x1="9.144cm" svg:y1="4.064cm" svg:x2="12.446cm" svg:y2="4.064cm">
          <text:p text:style-name="P14"><text:span text:style-name="T2">ZRST (en)</text:span></text:p>
          <text:p text:style-name="P14"><text:span text:style-name="T2"/></text:p>
        </draw:line>
        <draw:line draw:style-name="gr16" draw:text-style-name="P6" draw:layer="layout" svg:x1="12.446cm" svg:y1="4.064cm" svg:x2="12.446cm" svg:y2="3.556cm">
          <text:p/>
        </draw:line>
        <draw:line draw:style-name="gr51" draw:text-style-name="P18" draw:layer="layout" svg:x1="5.08cm" svg:y1="2.794cm" svg:x2="5.08cm" svg:y2="3.556cm">
          <text:p/>
        </draw:line>
        <draw:line draw:style-name="gr54" draw:text-style-name="P21" draw:layer="layout" svg:x1="5.08cm" svg:y1="3.556cm" svg:x2="7.366cm" svg:y2="3.556cm">
          <text:p text:style-name="P20">ZA0..15</text:p>
          <text:p text:style-name="P20"/>
        </draw:line>
      </draw:page>
      <draw:page draw:name="page2" draw:style-name="dp1" draw:master-page-name="Default">
        <draw:frame draw:style-name="gr1" draw:text-style-name="P2" draw:layer="layout" svg:width="12.954cm" svg:height="0.831cm" svg:x="7.366cm" svg:y="0.762cm">
          <draw:text-box>
            <text:p text:style-name="P1"><text:span text:style-name="T1">Z80 In-circuit Debugger (ZID) – Break Detect &amp; Board Control</text:span></text:p>
          </draw:text-box>
        </draw:frame>
        <draw:line draw:style-name="gr55" draw:text-style-name="P3" draw:layer="layout" svg:x1="13.462cm" svg:y1="10.16cm" svg:x2="16.51cm" svg:y2="10.16cm">
          <text:p text:style-name="P1"><text:span text:style-name="T2">ABn-MATCH</text:span></text:p>
          <text:p text:style-name="P1"><text:span text:style-name="T2"/></text:p>
        </draw:line>
        <draw:custom-shape draw:style-name="gr56" draw:text-style-name="P3" draw:layer="layout" svg:width="4.318cm" svg:height="14.478cm" svg:x="16.494cm" svg:y="2.01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2.032cm" svg:height="5.334cm" svg:x="4.302cm" svg:y="2.016cm">
          <text:p text:style-name="P3"><text:span text:style-name="T4">BRD</text:span><text:span text:style-name="T4"><text:line-break/></text:span><text:span text:style-name="T4">CTRL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58" draw:text-style-name="P17" draw:layer="layout" svg:x1="1.508cm" svg:y1="3.286cm" svg:x2="4.302cm" svg:y2="3.286cm">
          <text:p text:style-name="P10"><text:span text:style-name="T2">ZD0..7</text:span></text:p>
          <text:p text:style-name="P1"><text:span text:style-name="T2"/></text:p>
        </draw:line>
        <draw:line draw:style-name="gr27" draw:text-style-name="P11" draw:layer="layout" svg:x1="1.508cm" svg:y1="4.048cm" svg:x2="4.302cm" svg:y2="4.048cm">
          <text:p text:style-name="P10"><text:span text:style-name="T2">CTRL-SEL</text:span></text:p>
          <text:p text:style-name="P1"><text:span text:style-name="T2"/></text:p>
        </draw:line>
        <draw:line draw:style-name="gr7" draw:text-style-name="P6" draw:layer="layout" svg:x1="6.334cm" svg:y1="2.524cm" svg:x2="16.494cm" svg:y2="2.524cm">
          <text:p text:style-name="P1"><text:span text:style-name="T2">BRK1 OP(3)</text:span></text:p>
          <text:p text:style-name="P1"><text:span text:style-name="T2"/></text:p>
        </draw:line>
        <draw:line draw:style-name="gr32" draw:text-style-name="P6" draw:layer="layout" svg:x1="13.716cm" svg:y1="6.858cm" svg:x2="16.51cm" svg:y2="6.858cm">
          <text:p text:style-name="P1"><text:span text:style-name="T2">ZCTRL(6)</text:span></text:p>
          <text:p text:style-name="P10"><text:span text:style-name="T2"/></text:p>
        </draw:line>
        <draw:frame draw:style-name="gr39" draw:text-style-name="P7" draw:layer="layout" svg:width="4.826cm" svg:height="0.987cm" svg:x="16.51cm" svg:y="6.604cm">
          <draw:text-box>
            <text:p><text:span text:style-name="T3">M1,MREQ,IORQ,WR,RD,RFSH</text:span></text:p>
          </draw:text-box>
        </draw:frame>
        <draw:frame draw:style-name="gr59" draw:text-style-name="P7" draw:layer="layout" svg:width="4.826cm" svg:height="0.993cm" svg:x="16.494cm" svg:y="2.296cm">
          <draw:text-box>
            <text:p><text:span text:style-name="T3">NONE,IF,MW,MR,</text:span></text:p>
            <text:p><text:span text:style-name="T3">AM,PW,PR,AP</text:span></text:p>
          </draw:text-box>
        </draw:frame>
        <draw:line draw:style-name="gr32" draw:text-style-name="P6" draw:layer="layout" svg:x1="13.7cm" svg:y1="12.684cm" svg:x2="16.494cm" svg:y2="12.684cm">
          <text:p text:style-name="P1"><text:span text:style-name="T2">CLK</text:span></text:p>
          <text:p text:style-name="P10"><text:span text:style-name="T2"/></text:p>
        </draw:line>
        <draw:custom-shape draw:style-name="gr60" draw:text-style-name="P5" draw:layer="layout" svg:width="2.032cm" svg:height="1.778cm" svg:x="10.906cm" svg:y="13.446cm">
          <text:p text:style-name="P3"><text:span text:style-name="T2">OP</text:span><text:span text:style-name="T2"><text:line-break/></text:span><text:span text:style-name="T2">COUNT</text:span><text:span text:style-name="T2"><text:line-break/></text:span><text:span text:style-name="T2">(16 MR)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35cm" svg:y1="8.128cm" svg:x2="9.398cm" svg:y2="8.128cm">
          <text:p text:style-name="P1"><text:span text:style-name="T2">RO-S</text:span></text:p>
          <text:p text:style-name="P1"><text:span text:style-name="T2"/></text:p>
        </draw:line>
        <draw:line draw:style-name="gr7" draw:text-style-name="P6" draw:layer="layout" svg:x1="6.35cm" svg:y1="8.636cm" svg:x2="9.398cm" svg:y2="8.636cm">
          <text:p text:style-name="P1"><text:span text:style-name="T2">RA-S</text:span></text:p>
          <text:p text:style-name="P1"><text:span text:style-name="T2"/></text:p>
        </draw:line>
        <draw:line draw:style-name="gr7" draw:text-style-name="P6" draw:layer="layout" svg:x1="20.828cm" svg:y1="3.81cm" svg:x2="24.638cm" svg:y2="3.81cm">
          <text:p text:style-name="P1"><text:span text:style-name="T2">TCTRL-FSEL</text:span></text:p>
          <text:p text:style-name="P1"><text:span text:style-name="T2"/></text:p>
        </draw:line>
        <draw:line draw:style-name="gr7" draw:text-style-name="P6" draw:layer="layout" svg:x1="20.828cm" svg:y1="7.112cm" svg:x2="24.638cm" svg:y2="7.112cm">
          <text:p text:style-name="P1"><text:span text:style-name="T2">SYNC</text:span></text:p>
          <text:p text:style-name="P1"><text:span text:style-name="T2"/></text:p>
        </draw:line>
        <draw:line draw:style-name="gr32" draw:text-style-name="P6" draw:layer="layout" svg:x1="13.7cm" svg:y1="13.192cm" svg:x2="16.494cm" svg:y2="13.192cm">
          <text:p text:style-name="P1"><text:span text:style-name="T2">TRST</text:span></text:p>
          <text:p text:style-name="P10"><text:span text:style-name="T2"/></text:p>
        </draw:line>
        <draw:line draw:style-name="gr7" draw:text-style-name="P6" draw:layer="layout" svg:x1="20.812cm" svg:y1="12.43cm" svg:x2="24.622cm" svg:y2="12.43cm">
          <text:p text:style-name="P1"><text:span text:style-name="T2">OPCNT-CLK</text:span></text:p>
          <text:p text:style-name="P1"><text:span text:style-name="T2"/></text:p>
        </draw:line>
        <draw:line draw:style-name="gr7" draw:text-style-name="P6" draw:layer="layout" svg:x1="20.812cm" svg:y1="13.192cm" svg:x2="24.622cm" svg:y2="13.192cm">
          <text:p text:style-name="P1"><text:span text:style-name="T2">OPCNT-RST</text:span></text:p>
          <text:p text:style-name="P1"><text:span text:style-name="T2"/></text:p>
        </draw:line>
        <draw:line draw:style-name="gr32" draw:text-style-name="P6" draw:layer="layout" svg:x1="7.858cm" svg:y1="13.7cm" svg:x2="10.906cm" svg:y2="13.7cm">
          <text:p text:style-name="P1"><text:span text:style-name="T2">OPCNT-CLK</text:span></text:p>
          <text:p text:style-name="P10"><text:span text:style-name="T2"/></text:p>
        </draw:line>
        <draw:line draw:style-name="gr32" draw:text-style-name="P6" draw:layer="layout" svg:x1="7.858cm" svg:y1="14.208cm" svg:x2="10.906cm" svg:y2="14.208cm">
          <text:p text:style-name="P1"><text:span text:style-name="T2">OPCNT-RST</text:span></text:p>
          <text:p text:style-name="P10"><text:span text:style-name="T2"/></text:p>
        </draw:line>
        <draw:line draw:style-name="gr7" draw:text-style-name="P6" draw:layer="layout" svg:x1="12.938cm" svg:y1="14.716cm" svg:x2="16.494cm" svg:y2="14.716cm">
          <text:p text:style-name="P1"><text:span text:style-name="T2">GO-NOW</text:span></text:p>
          <text:p text:style-name="P1"><text:span text:style-name="T2"/></text:p>
        </draw:line>
        <draw:line draw:style-name="gr43" draw:text-style-name="P3" draw:layer="layout" svg:x1="20.828cm" svg:y1="6.096cm" svg:x2="24.638cm" svg:y2="6.096cm">
          <text:p text:style-name="P1"><text:span text:style-name="T2">TD-DIR</text:span></text:p>
          <text:p text:style-name="P1"><text:span text:style-name="T2"/></text:p>
        </draw:line>
        <draw:custom-shape draw:style-name="gr61" draw:text-style-name="P5" draw:layer="layout" svg:width="2.032cm" svg:height="6.35cm" svg:x="4.302cm" svg:y="7.858cm">
          <text:p text:style-name="P3"><text:span text:style-name="T2">4x16K</text:span></text:p>
          <text:p text:style-name="P3"><text:span text:style-name="T2">MMU</text:span></text:p>
          <text:p text:style-name="P8"><text:span text:style-name="T2">(CPLD1)</text:span></text:p>
          <text:p text:style-name="P3"><text:span text:style-name="T2"/></text:p>
          <text:p text:style-name="P3"><text:span text:style-name="T4">RST38</text:span><text:span text:style-name="T4"><text:line-break/></text:span><text:span text:style-name="T4">DBI</text:span><text:span text:style-name="T4"><text:line-break/></text:span><text:span text:style-name="T4">DETECT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.508cm" svg:y1="10.398cm" svg:x2="4.302cm" svg:y2="10.398cm">
          <text:p text:style-name="P1"><text:span text:style-name="T2">Z-M1</text:span></text:p>
          <text:p text:style-name="P10"><text:span text:style-name="T2"/></text:p>
        </draw:line>
        <draw:line draw:style-name="gr32" draw:text-style-name="P6" draw:layer="layout" svg:x1="1.508cm" svg:y1="10.906cm" svg:x2="4.302cm" svg:y2="10.906cm">
          <text:p text:style-name="P1"><text:span text:style-name="T2">Z-MREQ</text:span></text:p>
          <text:p text:style-name="P10"><text:span text:style-name="T2"/></text:p>
        </draw:line>
        <draw:line draw:style-name="gr62" draw:text-style-name="P6" draw:layer="layout" svg:x1="6.334cm" svg:y1="10.906cm" svg:x2="16.494cm" svg:y2="10.906cm">
          <text:p text:style-name="P1"><text:span text:style-name="T2">DBI</text:span></text:p>
          <text:p text:style-name="P1"><text:span text:style-name="T2"/></text:p>
        </draw:line>
        <draw:line draw:style-name="gr32" draw:text-style-name="P6" draw:layer="layout" svg:x1="1.524cm" svg:y1="13.462cm" svg:x2="4.318cm" svg:y2="13.462cm">
          <text:p text:style-name="P1"><text:span text:style-name="T2">CLK</text:span></text:p>
          <text:p text:style-name="P10"><text:span text:style-name="T2"/></text:p>
        </draw:line>
        <draw:line draw:style-name="gr32" draw:text-style-name="P6" draw:layer="layout" svg:x1="1.524cm" svg:y1="13.97cm" svg:x2="4.318cm" svg:y2="13.97cm">
          <text:p text:style-name="P1"><text:span text:style-name="T2">ZRST</text:span></text:p>
          <text:p text:style-name="P10"><text:span text:style-name="T2"/></text:p>
        </draw:line>
        <draw:line draw:style-name="gr62" draw:text-style-name="P6" draw:layer="layout" svg:x1="6.334cm" svg:y1="11.414cm" svg:x2="16.494cm" svg:y2="11.414cm">
          <text:p text:style-name="P1"><text:span text:style-name="T2">RST38</text:span></text:p>
          <text:p text:style-name="P1"><text:span text:style-name="T2"/></text:p>
        </draw:line>
        <draw:line draw:style-name="gr7" draw:text-style-name="P6" draw:layer="layout" svg:x1="1.508cm" svg:y1="8.112cm" svg:x2="4.302cm" svg:y2="8.112cm">
          <text:p text:style-name="P1"><text:span text:style-name="T2">ZA14..15</text:span></text:p>
          <text:p text:style-name="P1"><text:span text:style-name="T2"/></text:p>
        </draw:line>
        <draw:line draw:style-name="gr7" draw:text-style-name="P6" draw:layer="layout" svg:x1="6.35cm" svg:y1="4.572cm" svg:x2="16.51cm" svg:y2="4.572cm">
          <text:p text:style-name="P1"><text:span text:style-name="T2">SOFT-BRK-EN</text:span></text:p>
          <text:p text:style-name="P1"><text:span text:style-name="T2"/></text:p>
        </draw:line>
        <draw:line draw:style-name="gr7" draw:text-style-name="P6" draw:layer="layout" svg:x1="6.35cm" svg:y1="5.08cm" svg:x2="16.51cm" svg:y2="5.08cm">
          <text:p text:style-name="P1"><text:span text:style-name="T2">SNGL-OP</text:span></text:p>
          <text:p text:style-name="P1"><text:span text:style-name="T2"/></text:p>
        </draw:line>
        <draw:line draw:style-name="gr32" draw:text-style-name="P6" draw:layer="layout" svg:x1="13.446cm" svg:y1="15.478cm" svg:x2="16.494cm" svg:y2="15.478cm">
          <text:p text:style-name="P10"><text:span text:style-name="T2">SBC-MODE</text:span></text:p>
          <text:p text:style-name="P1"><text:span text:style-name="T2"/></text:p>
        </draw:line>
        <draw:line draw:style-name="gr7" draw:text-style-name="P6" draw:layer="layout" svg:x1="1.508cm" svg:y1="9.636cm" svg:x2="4.302cm" svg:y2="9.636cm">
          <text:p text:style-name="P1"><text:span text:style-name="T2">MMU-SEL</text:span></text:p>
          <text:p text:style-name="P1"><text:span text:style-name="T2"/></text:p>
        </draw:line>
        <draw:line draw:style-name="gr32" draw:text-style-name="P6" draw:layer="layout" svg:x1="2.778cm" svg:y1="6.588cm" svg:x2="4.302cm" svg:y2="6.588cm">
          <text:p text:style-name="P1"><text:span text:style-name="T2">TRST</text:span></text:p>
          <text:p text:style-name="P10"><text:span text:style-name="T2"/></text:p>
        </draw:line>
        <draw:line draw:style-name="gr32" draw:text-style-name="P6" draw:layer="layout" svg:x1="13.7cm" svg:y1="12.176cm" svg:x2="16.494cm" svg:y2="12.176cm">
          <text:p text:style-name="P1"><text:span text:style-name="T2">BUSACK</text:span></text:p>
          <text:p text:style-name="P10"><text:span text:style-name="T2"/></text:p>
        </draw:line>
        <draw:line draw:style-name="gr32" draw:text-style-name="P6" draw:layer="layout" svg:x1="13.954cm" svg:y1="14.208cm" svg:x2="16.494cm" svg:y2="14.208cm">
          <text:p text:style-name="P10"><text:span text:style-name="T2">TGTGO</text:span></text:p>
          <text:p text:style-name="P1"><text:span text:style-name="T2"/></text:p>
        </draw:line>
        <draw:line draw:style-name="gr7" draw:text-style-name="P6" draw:layer="layout" svg:x1="6.35cm" svg:y1="5.588cm" svg:x2="16.51cm" svg:y2="5.588cm">
          <text:p text:style-name="P1"><text:span text:style-name="T2">SNGL-STEP</text:span></text:p>
          <text:p text:style-name="P1"><text:span text:style-name="T2"/></text:p>
        </draw:line>
        <draw:line draw:style-name="gr7" draw:text-style-name="P6" draw:layer="layout" svg:x1="1.778cm" svg:y1="15.97cm" svg:x2="4.318cm" svg:y2="15.97cm">
          <text:p text:style-name="P1"><text:span text:style-name="T2">ZA2..7</text:span></text:p>
          <text:p text:style-name="P1"><text:span text:style-name="T2"/></text:p>
        </draw:line>
        <draw:line draw:style-name="gr7" draw:text-style-name="P6" draw:layer="layout" svg:x1="6.35cm" svg:y1="15.716cm" svg:x2="10.414cm" svg:y2="15.716cm">
          <text:p text:style-name="P1"><text:span text:style-name="T2">CTRL-SEL</text:span></text:p>
          <text:p text:style-name="P1"><text:span text:style-name="T2"/></text:p>
        </draw:line>
        <draw:line draw:style-name="gr7" draw:text-style-name="P6" draw:layer="layout" svg:x1="6.35cm" svg:y1="17.78cm" svg:x2="10.414cm" svg:y2="17.78cm">
          <text:p text:style-name="P1"><text:span text:style-name="T2">ABE-CLK</text:span></text:p>
          <text:p text:style-name="P1"><text:span text:style-name="T2"/></text:p>
        </draw:line>
        <draw:line draw:style-name="gr7" draw:text-style-name="P6" draw:layer="layout" svg:x1="6.35cm" svg:y1="17.272cm" svg:x2="10.414cm" svg:y2="17.272cm">
          <text:p text:style-name="P1"><text:span text:style-name="T2">AB-CLK</text:span></text:p>
          <text:p text:style-name="P1"><text:span text:style-name="T2"/></text:p>
        </draw:line>
        <draw:line draw:style-name="gr7" draw:text-style-name="P6" draw:layer="layout" svg:x1="6.35cm" svg:y1="18.288cm" svg:x2="10.414cm" svg:y2="18.288cm">
          <text:p text:style-name="P1"><text:span text:style-name="T2">ABE-RST</text:span></text:p>
          <text:p text:style-name="P1"><text:span text:style-name="T2"/></text:p>
        </draw:line>
        <draw:line draw:style-name="gr62" draw:text-style-name="P6" draw:layer="layout" svg:x1="6.35cm" svg:y1="19.812cm" svg:x2="10.414cm" svg:y2="19.812cm">
          <text:p text:style-name="P1"><text:span text:style-name="T2">RPM-SEL</text:span></text:p>
          <text:p text:style-name="P1"><text:span text:style-name="T2"/></text:p>
        </draw:line>
        <draw:g draw:style-name="gr63">
          <draw:frame draw:style-name="gr64" draw:text-style-name="P23" draw:layer="layout" svg:width="0.335cm" svg:height="2.803cm" svg:x="6.015cm" svg:y="16.131cm">
            <draw:text-box>
              <text:p text:style-name="P22"><text:span text:style-name="T2">I/O DECODE</text:span></text:p>
            </draw:text-box>
          </draw:frame>
          <draw:custom-shape draw:style-name="gr65" draw:text-style-name="P24" draw:layer="layout" svg:width="2.032cm" svg:height="5.588cm" svg:x="4.318cm" svg:y="14.478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25" draw:layer="layout" svg:width="1.679cm" svg:height="1.145cm" svg:x="4.572cm" svg:y="18.861cm">
            <draw:text-box>
              <text:p><text:span text:style-name="T2"/></text:p>
              <text:p><text:span text:style-name="T2">(CPLD1)</text:span></text:p>
            </draw:text-box>
          </draw:frame>
        </draw:g>
        <draw:line draw:style-name="gr62" draw:text-style-name="P6" draw:layer="layout" svg:x1="6.35cm" svg:y1="18.796cm" svg:x2="10.414cm" svg:y2="18.796cm">
          <text:p text:style-name="P1"><text:span text:style-name="T2">TGTGO</text:span></text:p>
          <text:p text:style-name="P1"><text:span text:style-name="T2"/></text:p>
        </draw:line>
        <draw:line draw:style-name="gr32" draw:text-style-name="P6" draw:layer="layout" svg:x1="1.524cm" svg:y1="18.002cm" svg:x2="4.318cm" svg:y2="18.002cm">
          <text:p text:style-name="P1"><text:span text:style-name="T2">Z-IORQ</text:span></text:p>
          <text:p text:style-name="P10"><text:span text:style-name="T2"/></text:p>
        </draw:line>
        <draw:line draw:style-name="gr32" draw:text-style-name="P6" draw:layer="layout" svg:x1="1.524cm" svg:y1="17.494cm" svg:x2="4.318cm" svg:y2="17.494cm">
          <text:p text:style-name="P1"><text:span text:style-name="T2">TGT-MODE</text:span></text:p>
          <text:p text:style-name="P10"><text:span text:style-name="T2"/></text:p>
        </draw:line>
        <draw:line draw:style-name="gr32" draw:text-style-name="P6" draw:layer="layout" svg:x1="1.524cm" svg:y1="18.51cm" svg:x2="4.318cm" svg:y2="18.51cm">
          <text:p text:style-name="P1"><text:span text:style-name="T2">Z-M1</text:span></text:p>
          <text:p text:style-name="P10"><text:span text:style-name="T2"/></text:p>
        </draw:line>
        <draw:line draw:style-name="gr62" draw:text-style-name="P6" draw:layer="layout" svg:x1="6.35cm" svg:y1="19.304cm" svg:x2="10.414cm" svg:y2="19.304cm">
          <text:p text:style-name="P1"><text:span text:style-name="T2">PC-RD</text:span></text:p>
          <text:p text:style-name="P1"><text:span text:style-name="T2"/></text:p>
        </draw:line>
        <draw:line draw:style-name="gr32" draw:text-style-name="P6" draw:layer="layout" svg:x1="1.508cm" svg:y1="11.414cm" svg:x2="4.302cm" svg:y2="11.414cm">
          <text:p text:style-name="P1"><text:span text:style-name="T2">Z-RFSH</text:span></text:p>
          <text:p text:style-name="P10"><text:span text:style-name="T2"/></text:p>
        </draw:line>
        <draw:line draw:style-name="gr7" draw:text-style-name="P6" draw:layer="layout" svg:x1="6.334cm" svg:y1="3.032cm" svg:x2="16.494cm" svg:y2="3.032cm">
          <text:p text:style-name="P1"><text:span text:style-name="T2">BRK2n OP(3)</text:span></text:p>
          <text:p text:style-name="P1"><text:span text:style-name="T2"/></text:p>
        </draw:line>
        <draw:line draw:style-name="gr32" draw:text-style-name="P6" draw:layer="layout" svg:x1="6.334cm" svg:y1="9.128cm" svg:x2="9.382cm" svg:y2="9.128cm">
          <text:p text:style-name="P1"><text:span text:style-name="T2">RORA-A14..16</text:span></text:p>
          <text:p text:style-name="P10"><text:span text:style-name="T2"/></text:p>
        </draw:line>
        <draw:line draw:style-name="gr67" draw:text-style-name="P6" draw:layer="layout" svg:x1="13.716cm" svg:y1="7.366cm" svg:x2="16.51cm" svg:y2="7.366cm">
          <text:p text:style-name="P10"><text:span text:style-name="T2">ZA2..7,14..15</text:span></text:p>
          <text:p text:style-name="P10"><text:span text:style-name="T2"/></text:p>
        </draw:line>
        <draw:line draw:style-name="gr68" draw:text-style-name="P17" draw:layer="layout" svg:x1="13.716cm" svg:y1="7.874cm" svg:x2="16.51cm" svg:y2="7.874cm">
          <text:p text:style-name="P1"><text:span text:style-name="T2">ZD0..7</text:span></text:p>
          <text:p text:style-name="P1"><text:span text:style-name="T2"/></text:p>
        </draw:line>
        <draw:frame draw:style-name="gr69" draw:text-style-name="P26" draw:layer="layout" svg:width="25.94cm" svg:height="0.831cm" svg:x="0.984cm" svg:y="20.065cm">
          <draw:text-box>
            <text:p text:style-name="P1"><text:span text:style-name="T5">Although shown as individual, logical boxes, one or more might be combined into a single PLD</text:span></text:p>
          </draw:text-box>
        </draw:frame>
        <draw:line draw:style-name="gr7" draw:text-style-name="P6" draw:layer="layout" svg:x1="20.828cm" svg:y1="7.62cm" svg:x2="24.638cm" svg:y2="7.62cm">
          <text:p text:style-name="P1"><text:span text:style-name="T2">BRK</text:span></text:p>
          <text:p text:style-name="P1"><text:span text:style-name="T2"/></text:p>
        </draw:line>
        <draw:line draw:style-name="gr70" draw:text-style-name="P3" draw:layer="layout" svg:x1="13.462cm" svg:y1="9.652cm" svg:x2="16.51cm" svg:y2="9.652cm">
          <text:p text:style-name="P1"><text:span text:style-name="T2">ABn-DETECT</text:span></text:p>
          <text:p text:style-name="P1"><text:span text:style-name="T2"/></text:p>
        </draw:line>
        <draw:line draw:style-name="gr7" draw:text-style-name="P6" draw:layer="layout" svg:x1="6.35cm" svg:y1="16.256cm" svg:x2="10.414cm" svg:y2="16.256cm">
          <text:p text:style-name="P1"><text:span text:style-name="T2">MMU-SEL</text:span></text:p>
          <text:p text:style-name="P1"><text:span text:style-name="T2"/></text:p>
        </draw:line>
        <draw:line draw:style-name="gr32" draw:text-style-name="P6" draw:layer="layout" svg:x1="13.446cm" svg:y1="15.986cm" svg:x2="16.494cm" svg:y2="15.986cm">
          <text:p text:style-name="P10"><text:span text:style-name="T2">TARGET-ONLY</text:span></text:p>
          <text:p text:style-name="P1"><text:span text:style-name="T2"/></text:p>
        </draw:line>
        <draw:line draw:style-name="gr71" draw:text-style-name="P6" draw:layer="layout" svg:x1="6.334cm" svg:y1="9.636cm" svg:x2="9.382cm" svg:y2="9.636cm">
          <text:p text:style-name="P1"><text:span text:style-name="T2">ZWAIT</text:span></text:p>
          <text:p text:style-name="P10"><text:span text:style-name="T2"/></text:p>
        </draw:line>
        <draw:line draw:style-name="gr32" draw:text-style-name="P6" draw:layer="layout" svg:x1="1.508cm" svg:y1="11.922cm" svg:x2="4.302cm" svg:y2="11.922cm">
          <text:p text:style-name="P1"><text:span text:style-name="T2">Z-WR</text:span></text:p>
          <text:p text:style-name="P10"><text:span text:style-name="T2"/></text:p>
        </draw:line>
        <draw:line draw:style-name="gr32" draw:text-style-name="P6" draw:layer="layout" svg:x1="1.508cm" svg:y1="12.43cm" svg:x2="4.302cm" svg:y2="12.43cm">
          <text:p text:style-name="P1"><text:span text:style-name="T2">Z-RD</text:span></text:p>
          <text:p text:style-name="P10"><text:span text:style-name="T2"/></text:p>
        </draw:line>
        <draw:line draw:style-name="gr7" draw:text-style-name="P6" draw:layer="layout" svg:x1="1.508cm" svg:y1="4.556cm" svg:x2="4.302cm" svg:y2="4.556cm">
          <text:p text:style-name="P1"><text:span text:style-name="T2">ZA0</text:span></text:p>
          <text:p text:style-name="P1"><text:span text:style-name="T2"/></text:p>
        </draw:line>
        <draw:line draw:style-name="gr72" draw:text-style-name="P6" draw:layer="layout" svg:x1="1.508cm" svg:y1="8.874cm" svg:x2="4.302cm" svg:y2="8.874cm">
          <text:p text:style-name="P1"><text:span text:style-name="T2">ZD0..7</text:span></text:p>
          <text:p text:style-name="P1"><text:span text:style-name="T2"/></text:p>
        </draw:line>
        <draw:line draw:style-name="gr7" draw:text-style-name="P6" draw:layer="layout" svg:x1="6.334cm" svg:y1="3.54cm" svg:x2="16.494cm" svg:y2="3.54cm">
          <text:p text:style-name="P1"><text:span text:style-name="T2">BRK1 U-AD(2)</text:span></text:p>
          <text:p text:style-name="P1"><text:span text:style-name="T2"/></text:p>
        </draw:line>
        <draw:frame draw:style-name="gr73" draw:text-style-name="P7" draw:layer="layout" svg:width="4.334cm" svg:height="0.675cm" svg:x="16.494cm" svg:y="3.315cm">
          <draw:text-box>
            <text:p><text:span text:style-name="T3">USE: Addr,Data</text:span></text:p>
          </draw:text-box>
        </draw:frame>
        <draw:frame draw:style-name="gr74" draw:text-style-name="P18" draw:layer="layout" svg:width="4.318cm" svg:height="3.751cm" svg:x="16.494cm" svg:y="8.585cm">
          <draw:text-box>
            <text:p text:style-name="P1"><text:span text:style-name="T2">Break 1&amp;2n Control</text:span></text:p>
            <text:p text:style-name="P1"><text:span text:style-name="T2">Break 1 Data&amp;Mask</text:span></text:p>
            <text:p text:style-name="P1"><text:span text:style-name="T2">Break 1&amp;2n AddrEQ</text:span></text:p>
            <text:p text:style-name="P1"><text:span text:style-name="T2">Break 2n HW Detect</text:span></text:p>
            <text:p text:style-name="P1"><text:span text:style-name="T2"/></text:p>
            <text:p text:style-name="P1"><text:span text:style-name="T2">SP-RST Request</text:span></text:p>
            <text:p text:style-name="P1"><text:span text:style-name="T2">Target/Debug Mode Control</text:span></text:p>
            <text:p text:style-name="P1"><text:span text:style-name="T2">(CPLD1)</text:span></text:p>
          </draw:text-box>
        </draw:frame>
        <draw:custom-shape draw:style-name="gr75" draw:text-style-name="P27" draw:layer="layout" svg:width="4.318cm" svg:height="1.27cm" svg:x="16.51cm" svg:y="16.51cm">
          <text:p text:style-name="P3"><text:span text:style-name="T4">NOP GEN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4.224cm" svg:y1="17.272cm" svg:x2="16.51cm" svg:y2="17.272cm">
          <text:p text:style-name="P1"><text:span text:style-name="T2">BRK</text:span></text:p>
          <text:p text:style-name="P10"><text:span text:style-name="T2"/></text:p>
        </draw:line>
        <draw:line draw:style-name="gr25" draw:text-style-name="P6" draw:layer="layout" svg:x1="20.828cm" svg:y1="17.272cm" svg:x2="22.86cm" svg:y2="17.272cm">
          <text:p text:style-name="P1"><text:span text:style-name="T2">ZD0..7</text:span></text:p>
          <text:p text:style-name="P1"><text:span text:style-name="T2"/></text:p>
        </draw:line>
        <draw:line draw:style-name="gr7" draw:text-style-name="P6" draw:layer="layout" svg:x1="6.35cm" svg:y1="6.096cm" svg:x2="16.51cm" svg:y2="6.096cm">
          <text:p text:style-name="P1"><text:span text:style-name="T2">SYNC-ONLY</text:span></text:p>
          <text:p text:style-name="P1"><text:span text:style-name="T2"/></text:p>
        </draw:line>
        <draw:line draw:style-name="gr62" draw:text-style-name="P6" draw:layer="layout" svg:x1="20.828cm" svg:y1="2.54cm" svg:x2="24.638cm" svg:y2="2.54cm">
          <text:p text:style-name="P1"><text:span text:style-name="T2">TGT-MODE</text:span></text:p>
          <text:p text:style-name="P10"><text:span text:style-name="T2"/></text:p>
        </draw:line>
        <draw:line draw:style-name="gr32" draw:text-style-name="P6" draw:layer="layout" svg:x1="1.524cm" svg:y1="16.732cm" svg:x2="4.318cm" svg:y2="16.732cm">
          <text:p text:style-name="P10"><text:span text:style-name="T2">SBC-MODE</text:span></text:p>
          <text:p text:style-name="P1"><text:span text:style-name="T2"/></text:p>
        </draw:line>
        <draw:frame draw:style-name="gr76" draw:text-style-name="P28" draw:layer="layout" svg:width="2.032cm" svg:height="1.855cm" svg:x="4.318cm" svg:y="14.478cm">
          <draw:text-box>
            <text:p><text:span text:style-name="T6">A7..5 used to</text:span><text:span text:style-name="T6"><text:line-break/></text:span><text:span text:style-name="T6">reserve 224</text:span><text:span text:style-name="T6"><text:line-break/></text:span><text:span text:style-name="T6">ports for</text:span><text:span text:style-name="T6"><text:line-break/></text:span><text:span text:style-name="T6">external devices</text:span><text:span text:style-name="T6"><text:line-break/></text:span><text:span text:style-name="T6">(32 used)</text:span></text:p>
          </draw:text-box>
        </draw:frame>
        <draw:line draw:style-name="gr7" draw:text-style-name="P6" draw:layer="layout" svg:x1="20.828cm" svg:y1="4.572cm" svg:x2="24.638cm" svg:y2="4.572cm">
          <text:p text:style-name="P1"><text:span text:style-name="T2">TABUS-EN</text:span></text:p>
          <text:p text:style-name="P1"><text:span text:style-name="T2"/></text:p>
        </draw:line>
        <draw:line draw:style-name="gr7" draw:text-style-name="P6" draw:layer="layout" svg:x1="20.828cm" svg:y1="5.588cm" svg:x2="24.638cm" svg:y2="5.588cm">
          <text:p text:style-name="P1"><text:span text:style-name="T2">TDBUS-EN</text:span></text:p>
          <text:p text:style-name="P1"><text:span text:style-name="T2"/></text:p>
        </draw:line>
        <draw:custom-shape draw:style-name="gr77" draw:text-style-name="P5" draw:layer="layout" svg:width="4.318cm" svg:height="1.778cm" svg:x="16.51cm" svg:y="18.288cm">
          <text:p text:style-name="P3"><text:span text:style-name="T4">PCSAVE</text:span></text:p>
          <text:p text:style-name="P8"><text:span text:style-name="T2">(Par-LD Shift Reg)</text:span></text:p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3.716cm" svg:y1="18.796cm" svg:x2="16.51cm" svg:y2="18.796cm">
          <text:p text:style-name="P10"><text:span text:style-name="T2">ZA0..15</text:span></text:p>
          <text:p text:style-name="P1"><text:span text:style-name="T2"/></text:p>
        </draw:line>
        <draw:line draw:style-name="gr25" draw:text-style-name="P6" draw:layer="layout" svg:x1="23.876cm" svg:y1="19.558cm" svg:x2="25.908cm" svg:y2="19.558cm">
          <text:p text:style-name="P1"><text:span text:style-name="T2">ZD0</text:span></text:p>
          <text:p text:style-name="P1"><text:span text:style-name="T2"/></text:p>
        </draw:line>
        <draw:line draw:style-name="gr78" draw:text-style-name="P6" draw:layer="layout" svg:x1="20.828cm" svg:y1="18.542cm" svg:x2="25.908cm" svg:y2="18.542cm">
          <text:p text:style-name="P1"><text:span text:style-name="T2">PC-RD</text:span></text:p>
          <text:p text:style-name="P1"><text:span text:style-name="T2"/></text:p>
        </draw:line>
        <draw:line draw:style-name="gr79" draw:text-style-name="P6" draw:layer="layout" svg:x1="13.716cm" svg:y1="19.558cm" svg:x2="16.51cm" svg:y2="19.558cm">
          <text:p text:style-name="P1"><text:span text:style-name="T2">PCSV_CLK</text:span></text:p>
          <text:p text:style-name="P1"><text:span text:style-name="T2"/></text:p>
        </draw:line>
        <draw:line draw:style-name="gr79" draw:text-style-name="P6" draw:layer="layout" svg:x1="20.828cm" svg:y1="8.382cm" svg:x2="24.638cm" svg:y2="8.382cm">
          <text:p text:style-name="P1"><text:span text:style-name="T2">PCSV_CLK</text:span></text:p>
          <text:p text:style-name="P1"><text:span text:style-name="T2"/></text:p>
        </draw:line>
        <draw:line draw:style-name="gr55" draw:text-style-name="P3" draw:layer="layout" svg:x1="13.462cm" svg:y1="8.89cm" svg:x2="16.51cm" svg:y2="8.89cm">
          <text:p text:style-name="P1"><text:span text:style-name="T2">AB1-MATCH</text:span></text:p>
          <text:p text:style-name="P1"><text:span text:style-name="T2"/></text:p>
        </draw:line>
        <draw:line draw:style-name="gr7" draw:text-style-name="P6" draw:layer="layout" svg:x1="6.35cm" svg:y1="4.064cm" svg:x2="16.51cm" svg:y2="4.064cm">
          <text:p text:style-name="P1"><text:span text:style-name="T2">BRK2n U-A(1)</text:span></text:p>
          <text:p text:style-name="P1"><text:span text:style-name="T2"/></text:p>
        </draw:line>
        <draw:frame draw:style-name="gr73" draw:text-style-name="P7" draw:layer="layout" svg:width="4.334cm" svg:height="0.675cm" svg:x="16.51cm" svg:y="3.81cm">
          <draw:text-box>
            <text:p><text:span text:style-name="T3">USE: Addr</text:span></text:p>
          </draw:text-box>
        </draw:frame>
        <draw:custom-shape draw:style-name="gr80" draw:text-style-name="P5" draw:layer="layout" svg:width="2.032cm" svg:height="0.762cm" svg:x="21.844cm" svg:y="19.05cm">
          <text:p text:style-name="P3"><text:span text:style-name="T2">BUF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20.828cm" svg:y1="19.558cm" svg:x2="21.844cm" svg:y2="19.558cm">
          <text:p/>
        </draw:line>
        <draw:line draw:style-name="gr81" draw:text-style-name="P18" draw:layer="layout" svg:x1="23.622cm" svg:y1="18.542cm" svg:x2="23.622cm" svg:y2="19.05cm">
          <text:p/>
        </draw:line>
        <draw:line draw:style-name="gr32" draw:text-style-name="P6" draw:layer="layout" svg:x1="1.524cm" svg:y1="12.954cm" svg:x2="4.318cm" svg:y2="12.954cm">
          <text:p text:style-name="P1"><text:span text:style-name="T2">TWAIT</text:span></text:p>
          <text:p text:style-name="P10"><text:span text:style-name="T2"/></text:p>
        </draw:line>
        <draw:line draw:style-name="gr7" draw:text-style-name="P6" draw:layer="layout" svg:x1="6.35cm" svg:y1="16.764cm" svg:x2="10.414cm" svg:y2="16.764cm">
          <text:p text:style-name="P1"><text:span text:style-name="T2">BRK1-DATA&amp;MASK</text:span></text:p>
          <text:p text:style-name="P1"><text:span text:style-name="T2"/></text:p>
        </draw:line>
        <draw:line draw:style-name="gr7" draw:text-style-name="P6" draw:layer="layout" svg:x1="6.35cm" svg:y1="14.986cm" svg:x2="10.414cm" svg:y2="14.986cm">
          <text:p text:style-name="P1"><text:span text:style-name="T2">EXTRN-IO</text:span></text:p>
          <text:p text:style-name="P1"><text:span text:style-name="T2"/></text:p>
        </draw:line>
        <draw:line draw:style-name="gr7" draw:text-style-name="P6" draw:layer="layout" svg:x1="20.828cm" svg:y1="3.302cm" svg:x2="24.638cm" svg:y2="3.302cm">
          <text:p text:style-name="P1"><text:span text:style-name="T2">TCTRL-EN</text:span></text:p>
          <text:p text:style-name="P1"><text:span text:style-name="T2"/></text:p>
        </draw:line>
      </draw:page>
      <draw:page draw:name="page3" draw:style-name="dp1" draw:master-page-name="Default">
        <draw:custom-shape draw:style-name="gr82" draw:text-style-name="P5" draw:layer="layout" svg:width="2.794cm" svg:height="1.534cm" draw:transform="skewX (0.00715584993317675) rotate (0.00698131700797732) translate (3.54cm 13.709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L-REG</text:span></text:p>
          <draw:enhanced-geometry svg:viewBox="0 0 21600 21600" draw:type="rectangle" draw:enhanced-path="M 0 0 L 21600 0 21600 21600 0 21600 0 0 Z N"/>
        </draw:custom-shape>
        <draw:custom-shape draw:style-name="gr83" draw:text-style-name="P5" draw:layer="layout" svg:width="2.794cm" svg:height="2.286cm" draw:transform="rotate (0.00122173047639603) translate (8.114cm 12.94cm)">
          <draw:glue-point draw:id="4" svg:x="-4.976cm" svg:y="-3.186cm"/>
          <draw:glue-point draw:id="5" svg:x="4.959cm" svg:y="-3.191cm"/>
          <text:p text:style-name="P3"><text:span text:style-name="T2">AL-CMP</text:span></text:p>
          <draw:enhanced-geometry svg:viewBox="0 0 21600 21600" draw:type="rectangle" draw:enhanced-path="M 0 0 L 21600 0 21600 21600 0 21600 0 0 Z N"/>
        </draw:custom-shape>
        <draw:custom-shape draw:style-name="gr84" draw:text-style-name="P5" draw:layer="layout" svg:width="3.048cm" svg:height="1.524cm" svg:x="12.176cm" svg:y="13.7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L-ENABLE</text:span></text:p>
          <text:p text:style-name="P3"><text:span text:style-name="T2">(PLD2)</text:span></text:p>
          <draw:enhanced-geometry svg:viewBox="0 0 21600 21600" draw:type="rectangle" draw:enhanced-path="M 0 0 L 21600 0 21600 21600 0 21600 0 0 Z N"/>
        </draw:custom-shape>
        <draw:line draw:style-name="gr85" draw:text-style-name="P6" draw:layer="layout" svg:x1="6.334cm" svg:y1="14.462cm" svg:x2="8.112cm" svg:y2="14.462cm">
          <text:p text:style-name="P1"><text:span text:style-name="T2">8</text:span></text:p>
          <text:p text:style-name="P1"><text:span text:style-name="T2">/</text:span></text:p>
        </draw:line>
        <draw:line draw:style-name="gr86" draw:text-style-name="P3" draw:layer="layout" svg:x1="1cm" svg:y1="15.732cm" svg:x2="4.81cm" svg:y2="15.732cm">
          <text:p text:style-name="P10"><text:span text:style-name="T2">BD7</text:span></text:p>
          <text:p text:style-name="P1"><text:span text:style-name="T2"/></text:p>
        </draw:line>
        <draw:line draw:style-name="gr87" draw:text-style-name="P6" draw:layer="layout" svg:x1="4.81cm" svg:y1="15.732cm" svg:x2="4.81cm" svg:y2="15.224cm">
          <text:p/>
        </draw:line>
        <draw:line draw:style-name="gr26" draw:text-style-name="P6" draw:layer="layout" svg:x1="1cm" svg:y1="16.24cm" svg:x2="5.318cm" svg:y2="16.24cm">
          <text:p text:style-name="P10"><text:span text:style-name="T2">AB-CLK</text:span></text:p>
          <text:p text:style-name="P1"><text:span text:style-name="T2"/></text:p>
        </draw:line>
        <draw:line draw:style-name="gr88" draw:text-style-name="P6" draw:layer="layout" svg:x1="5.318cm" svg:y1="16.24cm" svg:x2="5.318cm" svg:y2="15.224cm">
          <text:p/>
        </draw:line>
        <draw:g draw:style-name="gr89">
          <draw:line draw:style-name="gr86" draw:text-style-name="P3" draw:layer="layout" svg:x1="11.668cm" svg:y1="15.732cm" svg:x2="13.954cm" svg:y2="15.732cm">
            <text:p text:style-name="P10"><text:span text:style-name="T2">BD7</text:span></text:p>
            <text:p text:style-name="P1"><text:span text:style-name="T2"/></text:p>
          </draw:line>
          <draw:line draw:style-name="gr87" draw:text-style-name="P6" draw:layer="layout" svg:x1="13.954cm" svg:y1="15.732cm" svg:x2="13.954cm" svg:y2="15.224cm">
            <text:p/>
          </draw:line>
        </draw:g>
        <draw:g draw:style-name="gr89">
          <draw:line draw:style-name="gr26" draw:text-style-name="P6" draw:layer="layout" svg:x1="11.668cm" svg:y1="16.24cm" svg:x2="14.462cm" svg:y2="16.24cm">
            <text:p text:style-name="P10"><text:span text:style-name="T2">ABE-CLK</text:span></text:p>
            <text:p text:style-name="P1"><text:span text:style-name="T2"/></text:p>
          </draw:line>
          <draw:line draw:style-name="gr88" draw:text-style-name="P6" draw:layer="layout" svg:x1="14.462cm" svg:y1="16.24cm" svg:x2="14.462cm" svg:y2="15.224cm">
            <text:p/>
          </draw:line>
        </draw:g>
        <draw:g draw:style-name="gr89">
          <draw:line draw:style-name="gr26" draw:text-style-name="P6" draw:layer="layout" svg:x1="11.668cm" svg:y1="16.748cm" svg:x2="14.97cm" svg:y2="16.748cm">
            <text:p text:style-name="P10"><text:span text:style-name="T2">ABE-RST</text:span></text:p>
            <text:p text:style-name="P1"><text:span text:style-name="T2"/></text:p>
          </draw:line>
          <draw:line draw:style-name="gr88" draw:text-style-name="P6" draw:layer="layout" svg:x1="14.97cm" svg:y1="16.748cm" svg:x2="14.97cm" svg:y2="15.224cm">
            <text:p/>
          </draw:line>
        </draw:g>
        <draw:g draw:style-name="gr89">
          <draw:line draw:style-name="gr90" draw:text-style-name="P6" draw:layer="layout" svg:x1="10.906cm" svg:y1="13.192cm" svg:x2="12.43cm" svg:y2="13.192cm">
            <text:p text:style-name="P1"><text:span text:style-name="T2">=</text:span></text:p>
            <text:p text:style-name="P1"><text:span text:style-name="T2"/></text:p>
          </draw:line>
          <draw:line draw:style-name="gr91" draw:text-style-name="P6" draw:layer="layout" svg:x1="12.43cm" svg:y1="13.192cm" svg:x2="12.43cm" svg:y2="13.7cm">
            <text:p/>
          </draw:line>
        </draw:g>
        <draw:line draw:style-name="gr67" draw:text-style-name="P6" draw:layer="layout" svg:x1="1cm" svg:y1="13.192cm" svg:x2="8.112cm" svg:y2="13.192cm">
          <text:p text:style-name="P10"><text:span text:style-name="T2">BA0..7</text:span></text:p>
          <text:p text:style-name="P1"><text:span text:style-name="T2"/></text:p>
        </draw:line>
        <draw:custom-shape draw:style-name="gr92" draw:text-style-name="P5" draw:layer="layout" svg:width="2.794cm" svg:height="1.533cm" draw:transform="skewX (0.00715584993317675) rotate (0.00698131700797732) translate (3.54cm 10.917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H-REG</text:span></text:p>
          <draw:enhanced-geometry svg:viewBox="0 0 21600 21600" draw:type="rectangle" draw:enhanced-path="M 0 0 L 21600 0 21600 21600 0 21600 0 0 Z N"/>
        </draw:custom-shape>
        <draw:custom-shape draw:style-name="gr83" draw:text-style-name="P5" draw:layer="layout" svg:width="2.794cm" svg:height="2.286cm" draw:transform="rotate (0.00122173047639603) translate (8.113cm 9.892cm)">
          <draw:glue-point draw:id="4" svg:x="-4.976cm" svg:y="-3.186cm"/>
          <draw:glue-point draw:id="5" svg:x="4.959cm" svg:y="-3.191cm"/>
          <text:p text:style-name="P3"><text:span text:style-name="T2">AH-CMP</text:span></text:p>
          <draw:enhanced-geometry svg:viewBox="0 0 21600 21600" draw:type="rectangle" draw:enhanced-path="M 0 0 L 21600 0 21600 21600 0 21600 0 0 Z N"/>
        </draw:custom-shape>
        <draw:custom-shape draw:style-name="gr93" draw:text-style-name="P5" draw:layer="layout" svg:width="3.048cm" svg:height="1.525cm" svg:x="12.176cm" svg:y="10.906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H-ENABLE</text:span></text:p>
          <text:p text:style-name="P3"><text:span text:style-name="T2">(PLD2)</text:span></text:p>
          <draw:enhanced-geometry svg:viewBox="0 0 21600 21600" draw:type="rectangle" draw:enhanced-path="M 0 0 L 21600 0 21600 21600 0 21600 0 0 Z N"/>
        </draw:custom-shape>
        <draw:line draw:style-name="gr85" draw:text-style-name="P6" draw:layer="layout" svg:x1="6.334cm" svg:y1="11.668cm" svg:x2="8.112cm" svg:y2="11.668cm">
          <text:p text:style-name="P1"><text:span text:style-name="T2">8</text:span></text:p>
          <text:p text:style-name="P1"><text:span text:style-name="T2">/</text:span></text:p>
        </draw:line>
        <draw:line draw:style-name="gr87" draw:text-style-name="P6" draw:layer="layout" svg:x1="4.81cm" svg:y1="13.699cm" svg:x2="4.81cm" svg:y2="12.43cm">
          <text:p/>
        </draw:line>
        <draw:line draw:style-name="gr88" draw:text-style-name="P6" draw:layer="layout" svg:x1="5.318cm" svg:y1="13.699cm" svg:x2="5.318cm" svg:y2="12.43cm">
          <text:p/>
        </draw:line>
        <draw:line draw:style-name="gr87" draw:text-style-name="P6" draw:layer="layout" svg:x1="13.954cm" svg:y1="13.7cm" svg:x2="13.954cm" svg:y2="12.43cm">
          <text:p/>
        </draw:line>
        <draw:line draw:style-name="gr88" draw:text-style-name="P6" draw:layer="layout" svg:x1="14.462cm" svg:y1="13.7cm" svg:x2="14.462cm" svg:y2="12.43cm">
          <text:p/>
        </draw:line>
        <draw:line draw:style-name="gr88" draw:text-style-name="P6" draw:layer="layout" svg:x1="14.97cm" svg:y1="13.7cm" svg:x2="14.97cm" svg:y2="12.431cm">
          <text:p/>
        </draw:line>
        <draw:g draw:style-name="gr89">
          <draw:line draw:style-name="gr90" draw:text-style-name="P6" draw:layer="layout" svg:x1="10.906cm" svg:y1="10.145cm" svg:x2="12.938cm" svg:y2="10.144cm">
            <text:p text:style-name="P1"><text:span text:style-name="T2">=</text:span></text:p>
            <text:p text:style-name="P1"><text:span text:style-name="T2"/></text:p>
          </draw:line>
          <draw:line draw:style-name="gr91" draw:text-style-name="P6" draw:layer="layout" svg:x1="12.938cm" svg:y1="10.144cm" svg:x2="12.938cm" svg:y2="10.906cm">
            <text:p/>
          </draw:line>
        </draw:g>
        <draw:line draw:style-name="gr67" draw:text-style-name="P6" draw:layer="layout" svg:x1="1cm" svg:y1="10.398cm" svg:x2="8.112cm" svg:y2="10.398cm">
          <text:p text:style-name="P10"><text:span text:style-name="T2">BA8..15</text:span></text:p>
          <text:p text:style-name="P1"><text:span text:style-name="T2"/></text:p>
        </draw:line>
        <draw:line draw:style-name="gr94" draw:text-style-name="P6" draw:layer="layout" svg:x1="12.938cm" svg:y1="12.43cm" svg:x2="12.938cm" svg:y2="13.7cm">
          <text:p text:style-name="P1"><text:span text:style-name="T2">=</text:span></text:p>
          <text:p text:style-name="P1"><text:span text:style-name="T2"/></text:p>
        </draw:line>
        <draw:line draw:style-name="gr95" draw:text-style-name="P6" draw:layer="layout" svg:x1="13.446cm" svg:y1="12.43cm" svg:x2="13.446cm" svg:y2="13.7cm">
          <text:p text:style-name="P1"><text:span text:style-name="T2">AHE</text:span></text:p>
          <text:p text:style-name="P1"><text:span text:style-name="T2"/></text:p>
        </draw:line>
        <draw:line draw:style-name="gr55" draw:text-style-name="P3" draw:layer="layout" svg:x1="15.224cm" svg:y1="14.478cm" svg:x2="18.542cm" svg:y2="14.494cm">
          <text:p text:style-name="P1"><text:span text:style-name="T2">AB1-MATCH</text:span></text:p>
          <text:p text:style-name="P1"><text:span text:style-name="T2"/></text:p>
        </draw:line>
        <draw:custom-shape draw:style-name="gr96" draw:text-style-name="P5" draw:layer="layout" svg:width="12.954cm" svg:height="7.62cm" svg:x="2.778cm" svg:y="9.382cm">
          <text:p text:style-name="P3"><text:span text:style-name="T2">BREAK ADDRESS UNIT 1</text:span></text:p>
          <text:p text:style-name="P3"><text:span text:style-name="T2">(on Main Board)</text:span></text:p>
          <draw:enhanced-geometry svg:viewBox="0 0 21600 21600" draw:type="rectangle" draw:enhanced-path="M 0 0 L 21600 0 21600 21600 0 21600 0 0 Z N"/>
        </draw:custom-shape>
        <draw:line draw:style-name="gr97" draw:text-style-name="P6" draw:layer="layout" svg:x1="4.81cm" svg:y1="10.906cm" svg:x2="4.81cm" svg:y2="7.858cm">
          <text:p/>
        </draw:line>
        <draw:line draw:style-name="gr97" draw:text-style-name="P6" draw:layer="layout" svg:x1="13.954cm" svg:y1="10.906cm" svg:x2="13.97cm" svg:y2="7.112cm">
          <text:p/>
        </draw:line>
        <draw:custom-shape draw:style-name="gr82" draw:text-style-name="P5" draw:layer="layout" svg:width="2.794cm" svg:height="1.534cm" draw:transform="skewX (0.00715584993317675) rotate (0.00698131700797732) translate (3.54cm 6.343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L-REG</text:span></text:p>
          <draw:enhanced-geometry svg:viewBox="0 0 21600 21600" draw:type="rectangle" draw:enhanced-path="M 0 0 L 21600 0 21600 21600 0 21600 0 0 Z N"/>
        </draw:custom-shape>
        <draw:custom-shape draw:style-name="gr83" draw:text-style-name="P5" draw:layer="layout" svg:width="2.794cm" svg:height="2.286cm" draw:transform="rotate (0.00122173047639603) translate (8.125cm 5.083cm)">
          <draw:glue-point draw:id="4" svg:x="-4.976cm" svg:y="-3.186cm"/>
          <draw:glue-point draw:id="5" svg:x="4.959cm" svg:y="-3.191cm"/>
          <text:p text:style-name="P3"><text:span text:style-name="T2">AL-CMP</text:span></text:p>
          <draw:enhanced-geometry svg:viewBox="0 0 21600 21600" draw:type="rectangle" draw:enhanced-path="M 0 0 L 21600 0 21600 21600 0 21600 0 0 Z N"/>
        </draw:custom-shape>
        <draw:custom-shape draw:style-name="gr98" draw:text-style-name="P5" draw:layer="layout" svg:width="3.048cm" svg:height="1.27cm" svg:x="12.192cm" svg:y="5.842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L-ENABLE</text:span></text:p>
          <text:p text:style-name="P3"><text:span text:style-name="T2">(PLDn)</text:span></text:p>
          <draw:enhanced-geometry svg:viewBox="0 0 21600 21600" draw:type="rectangle" draw:enhanced-path="M 0 0 L 21600 0 21600 21600 0 21600 0 0 Z N"/>
        </draw:custom-shape>
        <draw:line draw:style-name="gr85" draw:text-style-name="P6" draw:layer="layout" svg:x1="6.334cm" svg:y1="7.096cm" svg:x2="8.112cm" svg:y2="7.096cm">
          <text:p text:style-name="P1"><text:span text:style-name="T2">8</text:span></text:p>
          <text:p text:style-name="P1"><text:span text:style-name="T2">/</text:span></text:p>
        </draw:line>
        <draw:g draw:style-name="gr89">
          <draw:line draw:style-name="gr90" draw:text-style-name="P6" draw:layer="layout" svg:x1="10.922cm" svg:y1="5.334cm" svg:x2="12.446cm" svg:y2="5.334cm">
            <text:p text:style-name="P1"><text:span text:style-name="T2">=</text:span></text:p>
            <text:p text:style-name="P1"><text:span text:style-name="T2"/></text:p>
          </draw:line>
          <draw:line draw:style-name="gr91" draw:text-style-name="P6" draw:layer="layout" svg:x1="12.446cm" svg:y1="5.334cm" svg:x2="12.446cm" svg:y2="5.842cm">
            <text:p/>
          </draw:line>
        </draw:g>
        <draw:line draw:style-name="gr67" draw:text-style-name="P6" draw:layer="layout" svg:x1="1cm" svg:y1="5.826cm" svg:x2="8.112cm" svg:y2="5.826cm">
          <text:p text:style-name="P10"><text:span text:style-name="T2">BA0..7</text:span></text:p>
          <text:p text:style-name="P1"><text:span text:style-name="T2"/></text:p>
        </draw:line>
        <draw:custom-shape draw:style-name="gr92" draw:text-style-name="P5" draw:layer="layout" svg:width="2.794cm" svg:height="1.533cm" draw:transform="skewX (0.00715584993317675) rotate (0.00698131700797732) translate (3.54cm 3.551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H-REG</text:span></text:p>
          <draw:enhanced-geometry svg:viewBox="0 0 21600 21600" draw:type="rectangle" draw:enhanced-path="M 0 0 L 21600 0 21600 21600 0 21600 0 0 Z N"/>
        </draw:custom-shape>
        <draw:custom-shape draw:style-name="gr83" draw:text-style-name="P5" draw:layer="layout" svg:width="2.794cm" svg:height="2.286cm" draw:transform="rotate (0.00122173047639603) translate (8.125cm 2.289cm)">
          <draw:glue-point draw:id="4" svg:x="-4.976cm" svg:y="-3.186cm"/>
          <draw:glue-point draw:id="5" svg:x="4.959cm" svg:y="-3.191cm"/>
          <text:p text:style-name="P3"><text:span text:style-name="T2">AH-CMP</text:span></text:p>
          <draw:enhanced-geometry svg:viewBox="0 0 21600 21600" draw:type="rectangle" draw:enhanced-path="M 0 0 L 21600 0 21600 21600 0 21600 0 0 Z N"/>
        </draw:custom-shape>
        <draw:custom-shape draw:style-name="gr93" draw:text-style-name="P5" draw:layer="layout" svg:width="3.048cm" svg:height="1.525cm" svg:x="12.192cm" svg:y="3.302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H-ENABLE</text:span></text:p>
          <text:p text:style-name="P3"><text:span text:style-name="T2">(PLDn)</text:span></text:p>
          <draw:enhanced-geometry svg:viewBox="0 0 21600 21600" draw:type="rectangle" draw:enhanced-path="M 0 0 L 21600 0 21600 21600 0 21600 0 0 Z N"/>
        </draw:custom-shape>
        <draw:line draw:style-name="gr85" draw:text-style-name="P6" draw:layer="layout" svg:x1="6.334cm" svg:y1="4.302cm" svg:x2="8.112cm" svg:y2="4.302cm">
          <text:p text:style-name="P1"><text:span text:style-name="T2">8</text:span></text:p>
          <text:p text:style-name="P1"><text:span text:style-name="T2">/</text:span></text:p>
        </draw:line>
        <draw:line draw:style-name="gr87" draw:text-style-name="P6" draw:layer="layout" svg:x1="4.81cm" svg:y1="6.333cm" svg:x2="4.81cm" svg:y2="5.064cm">
          <text:p/>
        </draw:line>
        <draw:line draw:style-name="gr88" draw:text-style-name="P6" draw:layer="layout" svg:x1="5.318cm" svg:y1="6.333cm" svg:x2="5.318cm" svg:y2="5.064cm">
          <text:p/>
        </draw:line>
        <draw:line draw:style-name="gr87" draw:text-style-name="P6" draw:layer="layout" svg:x1="13.97cm" svg:y1="5.842cm" svg:x2="13.97cm" svg:y2="4.826cm">
          <text:p/>
        </draw:line>
        <draw:line draw:style-name="gr88" draw:text-style-name="P6" draw:layer="layout" svg:x1="14.478cm" svg:y1="5.842cm" svg:x2="14.478cm" svg:y2="4.826cm">
          <text:p/>
        </draw:line>
        <draw:line draw:style-name="gr88" draw:text-style-name="P6" draw:layer="layout" svg:x1="14.986cm" svg:y1="5.842cm" svg:x2="14.986cm" svg:y2="4.827cm">
          <text:p/>
        </draw:line>
        <draw:g draw:style-name="gr89">
          <draw:line draw:style-name="gr90" draw:text-style-name="P6" draw:layer="layout" svg:x1="10.922cm" svg:y1="2.541cm" svg:x2="12.954cm" svg:y2="2.54cm">
            <text:p text:style-name="P1"><text:span text:style-name="T2">=</text:span></text:p>
            <text:p text:style-name="P1"><text:span text:style-name="T2"/></text:p>
          </draw:line>
          <draw:line draw:style-name="gr91" draw:text-style-name="P6" draw:layer="layout" svg:x1="12.954cm" svg:y1="2.54cm" svg:x2="12.954cm" svg:y2="3.302cm">
            <text:p/>
          </draw:line>
        </draw:g>
        <draw:line draw:style-name="gr67" draw:text-style-name="P6" draw:layer="layout" svg:x1="1cm" svg:y1="3.032cm" svg:x2="8.112cm" svg:y2="3.032cm">
          <text:p text:style-name="P10"><text:span text:style-name="T2">BA8..15</text:span></text:p>
          <text:p text:style-name="P1"><text:span text:style-name="T2"/></text:p>
        </draw:line>
        <draw:line draw:style-name="gr94" draw:text-style-name="P6" draw:layer="layout" svg:x1="12.954cm" svg:y1="4.826cm" svg:x2="12.954cm" svg:y2="5.842cm">
          <text:p text:style-name="P1"><text:span text:style-name="T2">=</text:span></text:p>
          <text:p text:style-name="P1"><text:span text:style-name="T2"/></text:p>
        </draw:line>
        <draw:line draw:style-name="gr95" draw:text-style-name="P6" draw:layer="layout" svg:x1="13.462cm" svg:y1="4.826cm" svg:x2="13.462cm" svg:y2="5.842cm">
          <text:p text:style-name="P1"><text:span text:style-name="T2">AHE</text:span></text:p>
          <text:p text:style-name="P1"><text:span text:style-name="T2"/></text:p>
        </draw:line>
        <draw:line draw:style-name="gr70" draw:text-style-name="P3" draw:layer="layout" svg:x1="13.97cm" svg:y1="2.794cm" svg:x2="18.034cm" svg:y2="2.794cm">
          <text:p text:style-name="P1"><text:span text:style-name="T2">ABn-DETECT</text:span></text:p>
          <text:p text:style-name="P1"><text:span text:style-name="T2"/></text:p>
        </draw:line>
        <draw:line draw:style-name="gr55" draw:text-style-name="P3" draw:layer="layout" svg:x1="15.24cm" svg:y1="6.604cm" svg:x2="18.542cm" svg:y2="6.604cm">
          <text:p text:style-name="P1"><text:span text:style-name="T2">ABn-MATCH</text:span></text:p>
          <text:p text:style-name="P1"><text:span text:style-name="T2"/></text:p>
        </draw:line>
        <draw:custom-shape draw:style-name="gr99" draw:text-style-name="P5" draw:layer="layout" svg:width="12.954cm" svg:height="6.874cm" svg:x="2.778cm" svg:y="2.016cm">
          <text:p text:style-name="P3"><text:span text:style-name="T2">BREAK ADDRESS UNIT 2+</text:span></text:p>
          <text:p text:style-name="P3"><text:span text:style-name="T2">(on Expansion Board)</text:span></text:p>
          <draw:enhanced-geometry svg:viewBox="0 0 21600 21600" draw:type="rectangle" draw:enhanced-path="M 0 0 L 21600 0 21600 21600 0 21600 0 0 Z N"/>
        </draw:custom-shape>
        <draw:frame draw:style-name="gr100" draw:text-style-name="P29" draw:layer="layout" svg:width="7.906cm" svg:height="16.452cm" svg:x="19.034cm" svg:y="1.995cm">
          <draw:text-box>
            <text:p><text:span text:style-name="T7">Break Address Units for breakpoint-1 and 2-n.</text:span></text:p>
            <text:p><text:span text:style-name="T7"/></text:p>
            <text:p><text:span text:style-name="T7">Target address is shifted into the AL and AH registers for each unit.</text:span></text:p>
            <text:p><text:span text:style-name="T7"/></text:p>
            <text:p><text:span text:style-name="T7">Address Break Enable is shifted into ALE and AHE for each unit.</text:span></text:p>
            <text:p><text:span text:style-name="T7"/></text:p>
            <text:p><text:span text:style-name="T7"/></text:p>
            <text:p><text:span text:style-name="T7">To detect the number of units present, the Address Break Enables are RESET and a single enable bit is shifted in. After each 2</text:span><text:span text:style-name="T8">nd</text:span><text:span text:style-name="T7"> shift, and AB-DETECT is checked. If a unit is detected it is registered and the enable bit is shifted twice, moving it to the next unit. The AB-DETECT is checked again, and if detected, the unit is registered. This process continues until a unit isn’t detected. AB Unit 1 is on the main board, and therefore assumed to exist (no AB-DETECT needed).</text:span></text:p>
            <text:p><text:span text:style-name="T7"/></text:p>
            <text:p><text:span text:style-name="T7">AB-MATCH and AB-DETECT are Open-Collector outputs to allow all units to be wire-or’d together.</text:span></text:p>
          </draw:text-box>
        </draw:frame>
        <draw:frame draw:style-name="gr101" draw:text-style-name="P30" draw:layer="layout" svg:width="5.588cm" svg:height="3.334cm" svg:x="12.954cm" svg:y="17.272cm">
          <draw:text-box>
            <text:p><text:span text:style-name="T9">AB-MATCH is ASSERTED if:</text:span></text:p>
            <text:list text:style-name="L1">
              <text:list-item>
                <text:p><text:span text:style-name="T9">AH-ENABLE &amp; AH=</text:span><text:span text:style-name="T9"><text:line-break/></text:span><text:span text:style-name="T9">&amp;</text:span><text:span text:style-name="T9"><text:line-break/></text:span><text:span text:style-name="T9">AL-ENABLE &amp; AL=</text:span></text:p>
              </text:list-item>
              <text:list-item>
                <text:p><text:span text:style-name="T9">!AH-ENABLE</text:span><text:span text:style-name="T9"><text:line-break/></text:span><text:span text:style-name="T9">&amp;</text:span><text:span text:style-name="T9"><text:line-break/></text:span><text:span text:style-name="T9">AL-ENABLE &amp; AL=</text:span></text:p>
              </text:list-item>
            </text:list>
          </draw:text-box>
        </draw:frame>
        <draw:frame draw:style-name="gr102" draw:text-style-name="P31" draw:layer="layout" svg:width="13.716cm" svg:height="0.831cm" svg:x="7.62cm" svg:y="0.754cm">
          <draw:text-box>
            <text:p><text:span text:style-name="T1">Z80 In-circuit Debugger (ZID) – Break Address 1 and 2+ Unit(s)</text:span></text:p>
          </draw:text-box>
        </draw:frame>
        <draw:line draw:style-name="gr7" draw:text-style-name="P6" draw:layer="layout" svg:x1="5.572cm" svg:y1="18.272cm" svg:x2="7.604cm" svg:y2="18.272cm">
          <text:p text:style-name="P1"><text:span text:style-name="T2">BA0..15</text:span></text:p>
          <text:p text:style-name="P1"><text:span text:style-name="T2"/></text:p>
        </draw:line>
        <draw:custom-shape draw:style-name="gr103" draw:text-style-name="P5" draw:layer="layout" svg:width="2.54cm" svg:height="1.27cm" svg:x="3.032cm" svg:y="17.51cm">
          <text:p text:style-name="P3"><text:span text:style-name="T2">BADDR</text:span><text:span text:style-name="T2"><text:line-break/></text:span><text:span text:style-name="T2">BUF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cm" svg:y1="18.272cm" svg:x2="3.032cm" svg:y2="18.272cm">
          <text:p text:style-name="P1"><text:span text:style-name="T2">ZA0..15</text:span></text:p>
          <text:p text:style-name="P1"><text:span text:style-name="T2"/></text:p>
        </draw:line>
        <draw:line draw:style-name="gr7" draw:text-style-name="P6" draw:layer="layout" svg:x1="5.572cm" svg:y1="19.796cm" svg:x2="7.604cm" svg:y2="19.796cm">
          <text:p text:style-name="P1"><text:span text:style-name="T2">BD7</text:span></text:p>
          <text:p text:style-name="P1"><text:span text:style-name="T2"/></text:p>
        </draw:line>
        <draw:custom-shape draw:style-name="gr103" draw:text-style-name="P5" draw:layer="layout" svg:width="2.54cm" svg:height="1.27cm" svg:x="3.032cm" svg:y="19.034cm">
          <text:p text:style-name="P3"><text:span text:style-name="T2">BDATA</text:span><text:span text:style-name="T2"><text:line-break/></text:span><text:span text:style-name="T2">BUF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cm" svg:y1="19.796cm" svg:x2="3.032cm" svg:y2="19.796cm">
          <text:p text:style-name="P1"><text:span text:style-name="T2">ZD7</text:span></text:p>
          <text:p text:style-name="P1"><text:span text:style-name="T2"/></text:p>
        </draw:line>
        <draw:line draw:style-name="gr26" draw:text-style-name="P6" draw:layer="layout" svg:x1="1.016cm" svg:y1="8.636cm" svg:x2="5.334cm" svg:y2="8.636cm">
          <text:p text:style-name="P10"><text:span text:style-name="T2">AB-CLK</text:span></text:p>
          <text:p text:style-name="P1"><text:span text:style-name="T2"/></text:p>
        </draw:line>
        <draw:line draw:style-name="gr88" draw:text-style-name="P6" draw:layer="layout" svg:x1="5.334cm" svg:y1="8.636cm" svg:x2="5.334cm" svg:y2="7.874cm">
          <text:p/>
        </draw:line>
        <draw:g draw:style-name="gr89">
          <draw:line draw:style-name="gr26" draw:text-style-name="P6" draw:layer="layout" svg:x1="11.684cm" svg:y1="8.128cm" svg:x2="14.478cm" svg:y2="8.128cm">
            <text:p text:style-name="P10"><text:span text:style-name="T2">ABE-CLK</text:span></text:p>
            <text:p text:style-name="P1"><text:span text:style-name="T2"/></text:p>
          </draw:line>
          <draw:line draw:style-name="gr88" draw:text-style-name="P6" draw:layer="layout" svg:x1="14.478cm" svg:y1="8.128cm" svg:x2="14.478cm" svg:y2="7.112cm">
            <text:p/>
          </draw:line>
        </draw:g>
        <draw:g draw:style-name="gr89">
          <draw:line draw:style-name="gr26" draw:text-style-name="P6" draw:layer="layout" svg:x1="11.684cm" svg:y1="8.636cm" svg:x2="14.986cm" svg:y2="8.636cm">
            <text:p text:style-name="P10"><text:span text:style-name="T2">ABE-RST</text:span></text:p>
            <text:p text:style-name="P1"><text:span text:style-name="T2"/></text:p>
          </draw:line>
          <draw:line draw:style-name="gr88" draw:text-style-name="P6" draw:layer="layout" svg:x1="14.986cm" svg:y1="8.636cm" svg:x2="14.986cm" svg:y2="7.112cm">
            <text:p/>
          </draw:line>
        </draw:g>
        <draw:line draw:style-name="gr97" draw:text-style-name="P6" draw:layer="layout" svg:x1="13.97cm" svg:y1="3.302cm" svg:x2="13.97cm" svg:y2="1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600 15000 8146" svg:d="M29 600l-29 653 244 1943 761 1804 1183 1560 1562 1182 1806 760 1894 244 1994-244 1806-760 1562-1182 1183-1560 761-1804 244-1943-29-653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stroke-linejoin="round" svg:stroke-linecap="butt" draw:fill="none" draw:fill-color="#729fcf" loext:fill-use-slide-background="false" draw:textarea-horizontal-align="justify" fo:padding-top="0.102cm" fo:padding-bottom="0.102cm" fo:padding-left="0.152cm" fo:padding-right="0.15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utlined_20_Black" style:display-name="Outlined Black" style:family="graphic" style:parent-style-name="objectwithoutfill">
      <style:graphic-properties draw:stroke-dash="Dash_20_Dot_20_4" svg:stroke-color="#000000" draw:fill="none" loext:fill-use-slide-background="false" draw:auto-grow-width="true" draw:shadow-offset-x="0.203cm" draw:shadow-offset-y="0.203cm"/>
      <style:text-properties fo:font-size="12pt"/>
    </style:style>
  </office:styles>
  <office:automatic-styles>
    <style:page-layout style:name="PM0">
      <style:page-layout-properties fo:margin-top="0.762cm" fo:margin-bottom="0.762cm" fo:margin-left="0.762cm" fo:margin-right="0.762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5T21:46:55.436048000</meta:creation-date>
    <dc:title>ZID Block Diagram</dc:title>
    <meta:editing-duration>P3DT8H11M13S</meta:editing-duration>
    <meta:editing-cycles>91</meta:editing-cycles>
    <meta:generator>LibreOffice/26.2.0.3$Windows_X86_64 LibreOffice_project/620$Build-3</meta:generator>
    <dc:date>2026-03-23T21:08:49.288139900</dc:date>
    <meta:print-date>2026-03-23T11:28:42.010641200</meta:print-date>
    <meta:keyword>ZID CPLD Z80</meta:keyword>
    <dc:rights>Copyright 2026 AESilky</dc:rights>
    <dc:subject>Diagram of the ZID Logic</dc:subject>
    <meta:document-statistic meta:object-count="282"/>
    <meta:template xlink:type="simple" xlink:actuate="onRequest" xlink:title="Draw_Block" xlink:href="../../Library/Application%20Support/LibreOffice/4/user/template/Drawings/Draw_Block.otg" meta:date="2026-02-05T21:46:55.389223000"/>
  </office:meta>
</office:document-meta>
</file>